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irer" svg:font-family="Couirer"/>
    <style:font-face style:name="Droid Sans Mono" svg:font-family="'Droid Sans Mono', monospace, monospace, 'Droid Sans Fallback'"/>
    <style:font-face style:name="Times New Roman1" svg:font-family="'Times New Roman'"/>
    <style:font-face style:name="Times New Roman2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2701in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7403in"/>
    </style:style>
    <style:style style:name="Table1.B" style:family="table-column">
      <style:table-column-properties style:column-width="2.5299in"/>
    </style:style>
    <style:style style:name="Table1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background-color="#efefef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1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2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2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3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34" style:family="table-row">
      <style:table-row-properties fo:background-color="transparent">
        <style:background-image/>
      </style:table-row-properties>
    </style:style>
    <style:style style:name="Table1.A3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3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3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B4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1.A4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1.B4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" style:family="table">
      <style:table-properties style:width="6.2681in" table:align="left" style:writing-mode="lr-tb"/>
    </style:style>
    <style:style style:name="Table2.A" style:family="table-column">
      <style:table-column-properties style:column-width="0.6917in"/>
    </style:style>
    <style:style style:name="Table2.B" style:family="table-column">
      <style:table-column-properties style:column-width="1.2618in"/>
    </style:style>
    <style:style style:name="Table2.C" style:family="table-column">
      <style:table-column-properties style:column-width="0.6819in"/>
    </style:style>
    <style:style style:name="Table2.D" style:family="table-column">
      <style:table-column-properties style:column-width="1.5472in"/>
    </style:style>
    <style:style style:name="Table2.F" style:family="table-column">
      <style:table-column-properties style:column-width="1.4035in"/>
    </style:style>
    <style:style style:name="Table2.A1" style:family="table-cell">
      <style:table-cell-properties style:vertical-align="middle" fo:background-color="#efefef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d9d9d9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fefef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1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1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F2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A2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2" style:family="table-cell">
      <style:table-cell-properties style:vertical-align="middle" fo:padding="0in" fo:border="none"/>
    </style:style>
    <style:style style:name="Table2.F22" style:family="table-cell">
      <style:table-cell-properties style:vertical-align="middle" fo:padding="0in" fo:border="none"/>
    </style:style>
    <style:style style:name="Table2.A23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3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3" style:family="table-cell">
      <style:table-cell-properties style:vertical-align="middle" fo:padding="0in" fo:border="none"/>
    </style:style>
    <style:style style:name="Table2.F23" style:family="table-cell">
      <style:table-cell-properties style:vertical-align="middle" fo:padding="0in" fo:border="none"/>
    </style:style>
    <style:style style:name="Table2.A24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D24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E24" style:family="table-cell">
      <style:table-cell-properties style:vertical-align="middle" fo:padding="0in" fo:border="none"/>
    </style:style>
    <style:style style:name="Table2.F24" style:family="table-cell">
      <style:table-cell-properties style:vertical-align="middle" fo:padding="0in" fo:border="none"/>
    </style:style>
    <style:style style:name="Table2.A25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5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5" style:family="table-cell">
      <style:table-cell-properties style:vertical-align="middle" fo:padding="0in" fo:border="none"/>
    </style:style>
    <style:style style:name="Table2.D25" style:family="table-cell">
      <style:table-cell-properties style:vertical-align="middle" fo:padding="0in" fo:border="none"/>
    </style:style>
    <style:style style:name="Table2.E25" style:family="table-cell">
      <style:table-cell-properties style:vertical-align="middle" fo:padding="0in" fo:border="none"/>
    </style:style>
    <style:style style:name="Table2.F25" style:family="table-cell">
      <style:table-cell-properties style:vertical-align="middle" fo:padding="0in" fo:border="none"/>
    </style:style>
    <style:style style:name="Table2.A26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6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6" style:family="table-cell">
      <style:table-cell-properties style:vertical-align="middle" fo:padding="0in" fo:border="none"/>
    </style:style>
    <style:style style:name="Table2.D26" style:family="table-cell">
      <style:table-cell-properties style:vertical-align="middle" fo:padding="0in" fo:border="none"/>
    </style:style>
    <style:style style:name="Table2.E26" style:family="table-cell">
      <style:table-cell-properties style:vertical-align="middle" fo:padding="0in" fo:border="none"/>
    </style:style>
    <style:style style:name="Table2.F26" style:family="table-cell">
      <style:table-cell-properties style:vertical-align="middle" fo:padding="0in" fo:border="none"/>
    </style:style>
    <style:style style:name="Table2.A27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7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7" style:family="table-cell">
      <style:table-cell-properties style:vertical-align="middle" fo:padding="0in" fo:border="none"/>
    </style:style>
    <style:style style:name="Table2.D27" style:family="table-cell">
      <style:table-cell-properties style:vertical-align="middle" fo:padding="0in" fo:border="none"/>
    </style:style>
    <style:style style:name="Table2.E27" style:family="table-cell">
      <style:table-cell-properties style:vertical-align="middle" fo:padding="0in" fo:border="none"/>
    </style:style>
    <style:style style:name="Table2.F27" style:family="table-cell">
      <style:table-cell-properties style:vertical-align="middle" fo:padding="0in" fo:border="none"/>
    </style:style>
    <style:style style:name="Table2.A28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8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8" style:family="table-cell">
      <style:table-cell-properties style:vertical-align="middle" fo:padding="0in" fo:border="none"/>
    </style:style>
    <style:style style:name="Table2.D28" style:family="table-cell">
      <style:table-cell-properties style:vertical-align="middle" fo:padding="0in" fo:border="none"/>
    </style:style>
    <style:style style:name="Table2.E28" style:family="table-cell">
      <style:table-cell-properties style:vertical-align="middle" fo:padding="0in" fo:border="none"/>
    </style:style>
    <style:style style:name="Table2.F28" style:family="table-cell">
      <style:table-cell-properties style:vertical-align="middle" fo:padding="0in" fo:border="none"/>
    </style:style>
    <style:style style:name="Table2.A29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29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29" style:family="table-cell">
      <style:table-cell-properties style:vertical-align="middle" fo:padding="0in" fo:border="none"/>
    </style:style>
    <style:style style:name="Table2.D29" style:family="table-cell">
      <style:table-cell-properties style:vertical-align="middle" fo:padding="0in" fo:border="none"/>
    </style:style>
    <style:style style:name="Table2.E29" style:family="table-cell">
      <style:table-cell-properties style:vertical-align="middle" fo:padding="0in" fo:border="none"/>
    </style:style>
    <style:style style:name="Table2.F29" style:family="table-cell">
      <style:table-cell-properties style:vertical-align="middle" fo:padding="0in" fo:border="none"/>
    </style:style>
    <style:style style:name="Table2.A30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0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0" style:family="table-cell">
      <style:table-cell-properties style:vertical-align="middle" fo:padding="0in" fo:border="none"/>
    </style:style>
    <style:style style:name="Table2.D30" style:family="table-cell">
      <style:table-cell-properties style:vertical-align="middle" fo:padding="0in" fo:border="none"/>
    </style:style>
    <style:style style:name="Table2.E30" style:family="table-cell">
      <style:table-cell-properties style:vertical-align="middle" fo:padding="0in" fo:border="none"/>
    </style:style>
    <style:style style:name="Table2.F30" style:family="table-cell">
      <style:table-cell-properties style:vertical-align="middle" fo:padding="0in" fo:border="none"/>
    </style:style>
    <style:style style:name="Table2.A31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1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1" style:family="table-cell">
      <style:table-cell-properties style:vertical-align="middle" fo:padding="0in" fo:border="none"/>
    </style:style>
    <style:style style:name="Table2.D31" style:family="table-cell">
      <style:table-cell-properties style:vertical-align="middle" fo:padding="0in" fo:border="none"/>
    </style:style>
    <style:style style:name="Table2.E31" style:family="table-cell">
      <style:table-cell-properties style:vertical-align="middle" fo:padding="0in" fo:border="none"/>
    </style:style>
    <style:style style:name="Table2.F31" style:family="table-cell">
      <style:table-cell-properties style:vertical-align="middle" fo:padding="0in" fo:border="none"/>
    </style:style>
    <style:style style:name="Table2.A32" style:family="table-cell">
      <style:table-cell-properties style:vertical-align="middle" fo:padding-left="0.0299in" fo:padding-right="0.0299in" fo:padding-top="0in" fo:padding-bottom="0.0201in" fo:border-left="0.05pt solid #000000" fo:border-right="0.05pt solid #000000" fo:border-top="none" fo:border-bottom="0.05pt solid #000000"/>
    </style:style>
    <style:style style:name="Table2.B32" style:family="table-cell">
      <style:table-cell-properties style:vertical-align="middle" fo:padding-left="0in" fo:padding-right="0.0299in" fo:padding-top="0in" fo:padding-bottom="0.0201in" fo:border-left="none" fo:border-right="0.05pt solid #000000" fo:border-top="none" fo:border-bottom="0.05pt solid #000000"/>
    </style:style>
    <style:style style:name="Table2.C32" style:family="table-cell">
      <style:table-cell-properties style:vertical-align="middle" fo:padding="0in" fo:border="none"/>
    </style:style>
    <style:style style:name="Table2.D32" style:family="table-cell">
      <style:table-cell-properties style:vertical-align="middle" fo:padding="0in" fo:border="none"/>
    </style:style>
    <style:style style:name="Table2.E32" style:family="table-cell">
      <style:table-cell-properties style:vertical-align="middle" fo:padding="0in" fo:border="none"/>
    </style:style>
    <style:style style:name="Table2.F32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3" style:font-size-asian="16pt" style:font-name-complex="Times New Roman3" style:font-size-complex="16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</style:style>
    <style:style style:name="P6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7" style:family="paragraph" style:parent-style-name="Standard">
      <style:paragraph-properties fo:orphans="0" fo:widows="0" fo:padding="0in" fo:border="none"/>
      <style:text-properties style:font-name="Times New Roman" fo:font-size="14pt" officeooo:rsid="0010b910" officeooo:paragraph-rsid="0010b910" style:font-name-asian="Times New Roman3" style:font-size-asian="14pt" style:font-name-complex="Times New Roman3" style:font-size-complex="14pt"/>
    </style:style>
    <style:style style:name="P8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2pt" officeooo:paragraph-rsid="000f3cbb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3" style:font-size-asian="14pt" style:font-name-complex="Times New Roman3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1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12" style:family="paragraph" style:parent-style-name="Standard" style:list-style-name="WWNum1">
      <style:paragraph-properties fo:margin-left="0.5in" fo:margin-right="0in" fo:text-align="center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3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4" style:family="paragraph" style:parent-style-name="Standard">
      <style:paragraph-properties fo:margin-left="0.5in" fo:margin-right="0in" fo:text-align="start" style:justify-single-word="false" fo:orphans="0" fo:widows="0" fo:text-indent="-0.2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5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center" style:justify-single-word="false" fo:orphans="0" fo:widows="0" fo:text-indent="-0.25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6" style:family="paragraph" style:parent-style-name="Standard" style:list-style-name="L1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7" style:family="paragraph" style:parent-style-name="Standard" style:list-style-name="L2">
      <style:paragraph-properties fo:orphans="0" fo:widows="0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8" style:family="paragraph" style:parent-style-name="Standard" style:list-style-name="L3">
      <style:paragraph-properties fo:orphans="0" fo:widows="0" fo:padding="0in" fo:border="none"/>
      <style:text-properties style:font-name="Times New Roman" fo:font-size="14pt" officeooo:rsid="0010b910" officeooo:paragraph-rsid="0010b910" style:font-name-asian="Times New Roman3" style:font-size-asian="14pt" style:font-name-complex="Times New Roman3" style:font-size-complex="14pt"/>
    </style:style>
    <style:style style:name="P19" style:family="paragraph" style:parent-style-name="Standard">
      <style:paragraph-properties fo:text-align="justify" style:justify-single-word="false" fo:orphans="0" fo:widows="0" fo:padding="0in" fo:border="none"/>
      <style:text-properties fo:font-size="10pt" officeooo:rsid="000f3cbb" style:font-size-asian="10pt" style:font-size-complex="10pt"/>
    </style:style>
    <style:style style:name="P20" style:family="paragraph" style:parent-style-name="Standard">
      <style:paragraph-properties fo:text-align="justify" style:justify-single-word="false" fo:orphans="0" fo:widows="0" fo:padding="0in" fo:border="none"/>
      <style:text-properties fo:font-size="10pt" officeooo:rsid="0016099e" officeooo:paragraph-rsid="0016099e" style:font-size-asian="10pt" style:font-size-complex="10pt"/>
    </style:style>
    <style:style style:name="P21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2" fo:font-size="10pt" fo:font-weight="normal" officeooo:rsid="000f3cb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2" fo:font-size="10pt" fo:font-weight="normal" officeooo:rsid="0016099e" officeooo:paragraph-rsid="0016099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2" fo:font-size="14pt" fo:font-weight="bold" officeooo:rsid="0016099e" officeooo:paragraph-rsid="0016099e" style:font-size-asian="14pt" style:font-weight-asian="bold" style:font-size-complex="14pt" style:font-weight-complex="bold"/>
    </style:style>
    <style:style style:name="P24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2" fo:font-size="14pt" fo:font-weight="bold" officeooo:rsid="000f3cbb" officeooo:paragraph-rsid="000f3cbb" style:font-name-asian="Times New Roman3" style:font-size-asian="14pt" style:font-weight-asian="bold" style:font-name-complex="Times New Roman3" style:font-size-complex="14pt" style:font-weight-complex="bold"/>
    </style:style>
    <style:style style:name="P25" style:family="paragraph" style:parent-style-name="Standard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" fo:font-size="10pt" style:font-name-asian="Times New Roman3" style:font-size-asian="10pt" style:font-name-complex="Times New Roman3" style:font-size-complex="10pt"/>
    </style:style>
    <style:style style:name="P26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orphans="0" fo:widows="0" fo:text-indent="0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7" style:family="paragraph" style:parent-style-name="Standard" style:list-style-name="WWNum1">
      <style:paragraph-properties fo:margin-left="0in" fo:margin-right="0in" fo:margin-top="0.0083in" fo:margin-bottom="0.0083in" loext:contextual-spacing="false" fo:line-height="100%" fo:text-align="justify" style:justify-single-word="false" fo:orphans="0" fo:widows="0" fo:text-indent="-0.25in" style:auto-text-indent="fals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8" style:family="paragraph" style:parent-style-name="Table_20_Contents">
      <style:text-properties fo:color="#000000" style:font-name="Times New Roman1" fo:font-weight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Times New Roman1" fo:font-weight="normal"/>
    </style:style>
    <style:style style:name="P30" style:family="paragraph" style:parent-style-name="Table_20_Contents">
      <style:text-properties style:font-name="Times New Roman1" fo:font-weight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weight="normal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T1" style:family="text">
      <style:text-properties style:font-name="Times New Roman" fo:font-size="20pt" fo:background-color="#ffffff" loext:char-shading-value="0" style:font-name-asian="Times New Roman3" style:font-size-asian="20pt" style:font-name-complex="Times New Roman3" style:font-size-complex="20pt"/>
    </style:style>
    <style:style style:name="T2" style:family="text">
      <style:text-properties style:font-name="Times New Roman" fo:font-size="20pt" officeooo:rsid="0010b910" fo:background-color="#ffffff" loext:char-shading-value="0" style:font-name-asian="Times New Roman3" style:font-size-asian="20pt" style:font-name-complex="Times New Roman3" style:font-size-complex="20pt"/>
    </style:style>
    <style:style style:name="T3" style:family="text">
      <style:text-properties style:font-name="Times New Roman" fo:font-size="20pt" fo:font-weight="bold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4" style:family="text">
      <style:text-properties style:font-name="Times New Roman" fo:font-size="20pt" fo:font-weight="bold" officeooo:rsid="0010b910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5" style:family="text">
      <style:text-properties officeooo:rsid="000f3cbb"/>
    </style:style>
    <style:style style:name="T6" style:family="text">
      <style:text-properties officeooo:rsid="0010b91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2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осковский авиационный институт</text:p>
      <text:p text:style-name="P3">(Национальный исследовательский университет)</text:p>
      <text:p text:style-name="P10"/>
      <text:p text:style-name="P10">Факультет: «Информационные технологии и прикладная математика» </text:p>
      <text:p text:style-name="P10">Кафедра: 806 «Вычислительная математика и <text:s/>программирование» </text:p>
      <text:p text:style-name="P10">Дисциплина: «Объектно-ориентированное программирование» 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3">Лабораторная работа № </text:span><text:span text:style-name="T4">3</text:span></text:p>
      <text:p text:style-name="P5"><text:span text:style-name="T1">Тема: </text:span><text:span text:style-name="T2">Наследование и Полиморфизм</text:span><text:span text:style-name="T1"> С++</text:span></text:p>
      <text:p text:style-name="P1"/>
      <text:p text:style-name="P4"><text:s/></text:p>
      <text:p text:style-name="P4"><text:s/></text:p>
      <text:p text:style-name="P1"><text:s/></text:p>
      <text:p text:style-name="P9">Студент: Короткевич <text:span text:style-name="T6">Л. В.</text:span></text:p>
      <text:p text:style-name="P9">Группа: 80-20<text:span text:style-name="T5">8</text:span></text:p>
      <text:p text:style-name="P9">Преподаватель: Чернышов Л.Н.</text:p>
      <text:p text:style-name="P9">Дата:</text:p>
      <text:p text:style-name="P9">Оценка: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1">Москва, 2020</text:p>
      <text:list xml:id="list2270906624" text:style-name="WWNum1">
        <text:list-item>
          <text:p text:style-name="P12"><text:soft-page-break/>Постановка задачи</text:p>
        </text:list-item>
      </text:list>
      <text:p text:style-name="P6">Разработать классы согласно варианту задания, классы должны наследоваться от базового класса Figure. Фигуры являются фигурами вращения. Все классы должны поддерживать набор общих методов:</text:p>
      <text:list xml:id="list515657381" text:style-name="L1">
        <text:list-item>
          <text:p text:style-name="P16">Вычисление геометрического центра фигуры;</text:p>
        </text:list-item>
        <text:list-item>
          <text:p text:style-name="P16">Вывод в стандартный поток вывода std::cout координат вершин фигуры; </text:p>
        </text:list-item>
        <text:list-item>
          <text:p text:style-name="P16">Вычисление площади фигуры.</text:p>
        </text:list-item>
      </text:list>
      <text:p text:style-name="P6"><text:s/></text:p>
      <text:p text:style-name="P6">Создать программу, которая позволяет:</text:p>
      <text:list xml:id="list2693809705" text:style-name="L2">
        <text:list-item>
          <text:p text:style-name="P17">Вводить из стандартного ввода std::cin фигуры, согласно варианту задания.</text:p>
        </text:list-item>
        <text:list-item>
          <text:p text:style-name="P17">Сохранять созданные фигуры в динамический массив std::vector&lt;Figure*&gt;.</text:p>
        </text:list-item>
        <text:list-item>
          <text:p text:style-name="P17">Вызывать для всего массива общие функции (1-3 см. выше).Т.е. распечатывать для каждой фигуры в массиве геометрический центр, координаты вершин и площадь.</text:p>
        </text:list-item>
        <text:list-item>
          <text:p text:style-name="P17">Необходимо уметь вычислять общую площадь фигур в массиве.</text:p>
        </text:list-item>
        <text:list-item>
          <text:p text:style-name="P17">Удалять из массива фигуру по индексу.</text:p>
          <text:p text:style-name="P17"/>
        </text:list-item>
      </text:list>
      <text:p text:style-name="P7">Вариант 16:</text:p>
      <text:list xml:id="list3715204216" text:style-name="L3">
        <text:list-item>
          <text:p text:style-name="P18">Восьмиугольник</text:p>
        </text:list-item>
        <text:list-item>
          <text:p text:style-name="P18">Треугольник</text:p>
        </text:list-item>
        <text:list-item>
          <text:p text:style-name="P18">Квадрат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319273024517" text:continue-list="list2270906624" text:style-name="WWNum1">
        <text:list-item>
          <text:p text:style-name="P12"><text:soft-page-break/>Описание программы </text:p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9">Figure.hpp</text:p>
          </table:table-cell>
          <table:covered-table-cell/>
        </table:table-row>
        <table:table-row>
          <table:table-cell table:style-name="Table1.A2" office:value-type="string">
            <text:p text:style-name="P28">virtual Point Barycenter() const = 0;</text:p>
          </table:table-cell>
          <table:table-cell table:style-name="Table1.B2" office:value-type="string">
            <text:p text:style-name="P30">Вычисление геом. центра фигуры</text:p>
          </table:table-cell>
        </table:table-row>
        <table:table-row>
          <table:table-cell table:style-name="Table1.A2" office:value-type="string">
            <text:p text:style-name="P28">virtual void PrintCoordinates() const = 0;</text:p>
          </table:table-cell>
          <table:table-cell table:style-name="Table1.B3" office:value-type="string">
            <text:p text:style-name="P30">Вывод координат вершин фигуры</text:p>
          </table:table-cell>
        </table:table-row>
        <table:table-row>
          <table:table-cell table:style-name="Table1.A2" office:value-type="string">
            <text:p text:style-name="P28">virtual double Area() const = 0;</text:p>
          </table:table-cell>
          <table:table-cell table:style-name="Table1.B4" office:value-type="string">
            <text:p text:style-name="P30">Вычисление площади фигуры</text:p>
          </table:table-cell>
        </table:table-row>
        <table:table-row>
          <table:table-cell table:style-name="Table1.A2" office:value-type="string">
            <text:p text:style-name="P28">virtual int GetType() const = 0;</text:p>
          </table:table-cell>
          <table:table-cell table:style-name="Table1.B5" office:value-type="string">
            <text:p text:style-name="P30">Геттер типа фигуры (1 - 8-миугольник, 2 - треугольник, 3 - квадрат)</text:p>
          </table:table-cell>
        </table:table-row>
        <table:table-row>
          <table:table-cell table:style-name="Table1.A2" office:value-type="string">
            <text:p text:style-name="P28">virtual std::ostream &amp;PrintInfo(std::ostream &amp;out) const = 0;</text:p>
          </table:table-cell>
          <table:table-cell table:style-name="Table1.B6" office:value-type="string">
            <text:p text:style-name="P30">Вывод всей информации о фигуре</text:p>
          </table:table-cell>
        </table:table-row>
        <table:table-row>
          <table:table-cell table:style-name="Table1.A2" office:value-type="string">
            <text:p text:style-name="P28">virtual std::istream &amp;ReadInfo(std::istream &amp;in) = 0;</text:p>
          </table:table-cell>
          <table:table-cell table:style-name="Table1.B7" office:value-type="string">
            <text:p text:style-name="P30">Считывание информации (коорд. вершин)</text:p>
          </table:table-cell>
        </table:table-row>
        <table:table-row>
          <table:table-cell table:style-name="Table1.A2" office:value-type="string">
            <text:p text:style-name="P28">virtual ~Figure() {}</text:p>
          </table:table-cell>
          <table:table-cell table:style-name="Table1.B8" office:value-type="string">
            <text:p text:style-name="P30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31">Square.hpp</text:p>
          </table:table-cell>
          <table:covered-table-cell/>
        </table:table-row>
        <table:table-row>
          <table:table-cell table:style-name="Table1.A2" office:value-type="string">
            <text:p text:style-name="P28">Square();</text:p>
          </table:table-cell>
          <table:table-cell table:style-name="Table1.B10" office:value-type="string">
            <text:p text:style-name="P30">Стандартный конструктор</text:p>
          </table:table-cell>
        </table:table-row>
        <table:table-row>
          <table:table-cell table:style-name="Table1.A2" office:value-type="string">
            <text:p text:style-name="P28">Square(const Point &amp;a, const Point &amp;b, const Point &amp;c, const Point &amp;d);</text:p>
          </table:table-cell>
          <table:table-cell table:style-name="Table1.B11" office:value-type="string">
            <text:p text:style-name="P30">Конструктор с 4 параметрами: точки квадрата</text:p>
          </table:table-cell>
        </table:table-row>
        <table:table-row>
          <table:table-cell table:style-name="Table1.A12" office:value-type="string">
            <text:p text:style-name="P30">Point Barycenter() const;</text:p>
          </table:table-cell>
          <table:table-cell table:style-name="Table1.B12" office:value-type="string">
            <text:p text:style-name="P30">Вычисление геом. центра фигуры</text:p>
          </table:table-cell>
        </table:table-row>
        <table:table-row>
          <table:table-cell table:style-name="Table1.A13" office:value-type="string">
            <text:p text:style-name="P30">void PrintCoordinates() const;</text:p>
          </table:table-cell>
          <table:table-cell table:style-name="Table1.B13" office:value-type="string">
            <text:p text:style-name="P30">Вывод координат вершин фигуры</text:p>
          </table:table-cell>
        </table:table-row>
        <table:table-row>
          <table:table-cell table:style-name="Table1.A14" office:value-type="string">
            <text:p text:style-name="P30">double Area() const;</text:p>
          </table:table-cell>
          <table:table-cell table:style-name="Table1.B14" office:value-type="string">
            <text:p text:style-name="P30">Вычисление площади фигуры</text:p>
          </table:table-cell>
        </table:table-row>
        <table:table-row>
          <table:table-cell table:style-name="Table1.A15" office:value-type="string">
            <text:p text:style-name="P30">std::istream &amp;ReadInfo(std::istream &amp;in);</text:p>
          </table:table-cell>
          <table:table-cell table:style-name="Table1.B15" office:value-type="string">
            <text:p text:style-name="P30">Считывание информации (коорд. вершин)</text:p>
          </table:table-cell>
        </table:table-row>
        <table:table-row>
          <table:table-cell table:style-name="Table1.A16" office:value-type="string">
            <text:p text:style-name="P30">std::ostream &amp;PrintInfo(std::ostream &amp;out) const;</text:p>
          </table:table-cell>
          <table:table-cell table:style-name="Table1.B16" office:value-type="string">
            <text:p text:style-name="P30">Вывод всей информации о фигуре</text:p>
          </table:table-cell>
        </table:table-row>
        <table:table-row>
          <table:table-cell table:style-name="Table1.A17" office:value-type="string">
            <text:p text:style-name="P30">int GetType() const;</text:p>
          </table:table-cell>
          <table:table-cell table:style-name="Table1.B17" office:value-type="string">
            <text:p text:style-name="P30">Геттер типа фигуры (1 - 8-миугольник, 2 - треугольник, 3 - квадрат)</text:p>
          </table:table-cell>
        </table:table-row>
        <table:table-row>
          <table:table-cell table:style-name="Table1.A18" office:value-type="string">
            <text:p text:style-name="P30">~Square();</text:p>
          </table:table-cell>
          <table:table-cell table:style-name="Table1.B18" office:value-type="string">
            <text:p text:style-name="P30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31">Octagon.hpp</text:p>
          </table:table-cell>
          <table:covered-table-cell/>
        </table:table-row>
        <table:table-row>
          <table:table-cell table:style-name="Table1.A2" office:value-type="string">
            <text:p text:style-name="P28">Octagon();</text:p>
          </table:table-cell>
          <table:table-cell table:style-name="Table1.B20" office:value-type="string">
            <text:p text:style-name="P30">Стандартный конструктор</text:p>
          </table:table-cell>
        </table:table-row>
        <table:table-row>
          <table:table-cell table:style-name="Table1.A2" office:value-type="string">
            <text:p text:style-name="P28">Octagon(const std::vector&lt;Point&gt; &amp;pts)</text:p>
          </table:table-cell>
          <table:table-cell table:style-name="Table1.B21" office:value-type="string">
            <text:p text:style-name="P30">Конструктор с 4 параметрами: точки квадрата</text:p>
          </table:table-cell>
        </table:table-row>
        <table:table-row>
          <table:table-cell table:style-name="Table1.A22" office:value-type="string">
            <text:p text:style-name="P30">Point Barycenter() const;</text:p>
          </table:table-cell>
          <table:table-cell table:style-name="Table1.B22" office:value-type="string">
            <text:p text:style-name="P30">Вычисление геом. центра фигуры</text:p>
          </table:table-cell>
        </table:table-row>
        <table:table-row>
          <table:table-cell table:style-name="Table1.A23" office:value-type="string">
            <text:p text:style-name="P30">void PrintCoordinates() const;</text:p>
          </table:table-cell>
          <table:table-cell table:style-name="Table1.B23" office:value-type="string">
            <text:p text:style-name="P30">Вывод координат вершин фигуры</text:p>
          </table:table-cell>
        </table:table-row>
        <table:table-row>
          <table:table-cell table:style-name="Table1.A24" office:value-type="string">
            <text:p text:style-name="P30">double Area() const;</text:p>
          </table:table-cell>
          <table:table-cell table:style-name="Table1.B24" office:value-type="string">
            <text:p text:style-name="P30">Вычисление площади фигуры</text:p>
          </table:table-cell>
        </table:table-row>
        <table:table-row>
          <table:table-cell table:style-name="Table1.A25" office:value-type="string">
            <text:p text:style-name="P30">std::istream &amp;ReadInfo(std::istream &amp;in);</text:p>
          </table:table-cell>
          <table:table-cell table:style-name="Table1.B25" office:value-type="string">
            <text:p text:style-name="P30">Считывание информации (коорд. вершин)</text:p>
          </table:table-cell>
        </table:table-row>
        <table:table-row>
          <table:table-cell table:style-name="Table1.A26" office:value-type="string">
            <text:p text:style-name="P30">std::ostream &amp;PrintInfo(std::ostream &amp;out) const;</text:p>
          </table:table-cell>
          <table:table-cell table:style-name="Table1.B26" office:value-type="string">
            <text:p text:style-name="P30">Вывод всей информации о фигуре</text:p>
          </table:table-cell>
        </table:table-row>
        <table:table-row>
          <table:table-cell table:style-name="Table1.A27" office:value-type="string">
            <text:p text:style-name="P30">int GetType() const;</text:p>
          </table:table-cell>
          <table:table-cell table:style-name="Table1.B27" office:value-type="string">
            <text:p text:style-name="P30">Геттер типа фигуры (1 - 8-миугольник, 2 - треугольник, 3 - квадрат)</text:p>
          </table:table-cell>
        </table:table-row>
        <table:table-row>
          <table:table-cell table:style-name="Table1.A28" office:value-type="string">
            <text:p text:style-name="P30">~Octagon();</text:p>
          </table:table-cell>
          <table:table-cell table:style-name="Table1.B28" office:value-type="string">
            <text:p text:style-name="P30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31">Triangle.hpp</text:p>
          </table:table-cell>
          <table:covered-table-cell/>
        </table:table-row>
        <table:table-row>
          <table:table-cell table:style-name="Table1.A2" office:value-type="string">
            <text:p text:style-name="P28">Triangle();</text:p>
          </table:table-cell>
          <table:table-cell table:style-name="Table1.B30" office:value-type="string">
            <text:p text:style-name="P30">Стандартный конструктор</text:p>
          </table:table-cell>
        </table:table-row>
        <text:soft-page-break/>
        <table:table-row>
          <table:table-cell table:style-name="Table1.A2" office:value-type="string">
            <text:p text:style-name="P28">Triangle(const Point &amp;_A, const Point &amp;_B, const Point &amp;_C)</text:p>
          </table:table-cell>
          <table:table-cell table:style-name="Table1.B31" office:value-type="string">
            <text:p text:style-name="P30">Конструктор с 4 параметрами: точки квадрата</text:p>
          </table:table-cell>
        </table:table-row>
        <table:table-row>
          <table:table-cell table:style-name="Table1.A32" office:value-type="string">
            <text:p text:style-name="P30">Point Barycenter() const;</text:p>
          </table:table-cell>
          <table:table-cell table:style-name="Table1.B32" office:value-type="string">
            <text:p text:style-name="P30">Вычисление геом. центра фигуры</text:p>
          </table:table-cell>
        </table:table-row>
        <table:table-row>
          <table:table-cell table:style-name="Table1.A33" office:value-type="string">
            <text:p text:style-name="P30">void PrintCoordinates() const;</text:p>
          </table:table-cell>
          <table:table-cell table:style-name="Table1.B33" office:value-type="string">
            <text:p text:style-name="P30">Вывод координат вершин фигуры</text:p>
          </table:table-cell>
        </table:table-row>
        <table:table-row table:style-name="Table1.34">
          <table:table-cell table:style-name="Table1.A34" office:value-type="string">
            <text:p text:style-name="P30">double Area() const;</text:p>
          </table:table-cell>
          <table:table-cell table:style-name="Table1.B34" office:value-type="string">
            <text:p text:style-name="P30">Вычисление площади фигуры</text:p>
          </table:table-cell>
        </table:table-row>
        <table:table-row>
          <table:table-cell table:style-name="Table1.A35" office:value-type="string">
            <text:p text:style-name="P30">std::istream &amp;ReadInfo(std::istream &amp;in);</text:p>
          </table:table-cell>
          <table:table-cell table:style-name="Table1.B35" office:value-type="string">
            <text:p text:style-name="P30">Считывание информации (коорд. вершин)</text:p>
          </table:table-cell>
        </table:table-row>
        <table:table-row>
          <table:table-cell table:style-name="Table1.A36" office:value-type="string">
            <text:p text:style-name="P30">std::ostream &amp;PrintInfo(std::ostream &amp;out) const;</text:p>
          </table:table-cell>
          <table:table-cell table:style-name="Table1.B36" office:value-type="string">
            <text:p text:style-name="P30">Вывод всей информации о фигуре</text:p>
          </table:table-cell>
        </table:table-row>
        <table:table-row>
          <table:table-cell table:style-name="Table1.A37" office:value-type="string">
            <text:p text:style-name="P30">int GetType() const;</text:p>
          </table:table-cell>
          <table:table-cell table:style-name="Table1.B37" office:value-type="string">
            <text:p text:style-name="P30">Геттер типа фигуры (1 - 8-миугольник, 2 - треугольник, 3 - квадрат)</text:p>
          </table:table-cell>
        </table:table-row>
        <table:table-row>
          <table:table-cell table:style-name="Table1.A38" office:value-type="string">
            <text:p text:style-name="P30">~Triangle();</text:p>
          </table:table-cell>
          <table:table-cell table:style-name="Table1.B38" office:value-type="string">
            <text:p text:style-name="P30">Стандартный деструктор</text:p>
          </table:table-cell>
        </table:table-row>
        <table:table-row>
          <table:table-cell table:style-name="Table1.A9" table:number-columns-spanned="2" office:value-type="string">
            <text:p text:style-name="P31">Point.hpp</text:p>
          </table:table-cell>
          <table:covered-table-cell/>
        </table:table-row>
        <table:table-row>
          <table:table-cell table:style-name="Table1.A2" office:value-type="string">
            <text:p text:style-name="P28">std::istream &amp;operator&gt;&gt;(std::istream &amp;in, Point &amp;pt);</text:p>
          </table:table-cell>
          <table:table-cell table:style-name="Table1.B40" office:value-type="string">
            <text:p text:style-name="P30">Считывание координат точки</text:p>
          </table:table-cell>
        </table:table-row>
        <table:table-row>
          <table:table-cell table:style-name="Table1.A2" office:value-type="string">
            <text:p text:style-name="P28">std::ostream &amp;operator&lt;&lt;(std::ostream &amp;out, const Point &amp;pt);</text:p>
          </table:table-cell>
          <table:table-cell table:style-name="Table1.B41" office:value-type="string">
            <text:p text:style-name="P30">Вывод координат точки </text:p>
          </table:table-cell>
        </table:table-row>
        <table:table-row>
          <table:table-cell table:style-name="Table1.A2" office:value-type="string">
            <text:p text:style-name="P28">inline double DistanceSquared(Point p, Point q);</text:p>
          </table:table-cell>
          <table:table-cell table:style-name="Table1.B42" office:value-type="string">
            <text:p text:style-name="P30">Расстояние между точками в квадрате</text:p>
          </table:table-cell>
        </table:table-row>
        <table:table-row>
          <table:table-cell table:style-name="Table1.A43" office:value-type="string">
            <text:p text:style-name="P30">inline double Cross(Point p, Point q);</text:p>
          </table:table-cell>
          <table:table-cell table:style-name="Table1.B43" office:value-type="string">
            <text:p text:style-name="P30">Векторное произведение </text:p>
          </table:table-cell>
        </table:table-row>
        <table:table-row>
          <table:table-cell table:style-name="Table1.A44" office:value-type="string">
            <text:p text:style-name="P30">int ret[2][2] = {{0, 3}, {1, 2}};</text:p>
          </table:table-cell>
          <table:table-cell table:style-name="Table1.B44" office:value-type="string">
            <text:p text:style-name="P30">Массив четвертей в декартовой системе координат </text:p>
          </table:table-cell>
        </table:table-row>
        <table:table-row table:style-name="Table1.34">
          <table:table-cell table:style-name="Table1.A2" office:value-type="string">
            <text:p text:style-name="P28">inline int Quad(Point p)</text:p>
          </table:table-cell>
          <table:table-cell table:style-name="Table1.B45" office:value-type="string">
            <text:p text:style-name="P30">Определение четверти точки в декартовой системе координат</text:p>
          </table:table-cell>
        </table:table-row>
        <table:table-row>
          <table:table-cell table:style-name="Table1.A46" office:value-type="string">
            <text:p text:style-name="P30">bool byAngle(const Point &amp;a, const Point &amp;b)</text:p>
          </table:table-cell>
          <table:table-cell table:style-name="Table1.B46" office:value-type="string">
            <text:p text:style-name="P30">Функция для сортировки вектора точек по полярному углу</text:p>
          </table:table-cell>
        </table:table-row>
      </table:table>
      <text:p text:style-name="P14"/>
      <text:list xml:id="list3319506544663" text:continue-numbering="true" text:style-name="WWNum1">
        <text:list-item>
          <text:p text:style-name="P15">Набор <text:s/>тестов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32">Test #1</text:p>
          </table:table-cell>
          <table:table-cell table:style-name="Table2.B1" office:value-type="string">
            <text:p text:style-name="P32">Пояснение</text:p>
          </table:table-cell>
          <table:table-cell table:style-name="Table2.C1" office:value-type="string">
            <text:p text:style-name="P32">Test #2</text:p>
          </table:table-cell>
          <table:table-cell table:style-name="Table2.D1" office:value-type="string">
            <text:p text:style-name="P32">Пояснение</text:p>
          </table:table-cell>
          <table:table-cell table:style-name="Table2.C1" office:value-type="string">
            <text:p text:style-name="P32">Test #3</text:p>
          </table:table-cell>
          <table:table-cell table:style-name="Table2.D1" office:value-type="string">
            <text:p text:style-name="P32">Пояснение</text:p>
          </table:table-cell>
        </table:table-row>
        <table:table-row>
          <table:table-cell table:style-name="Table2.A2" office:value-type="string">
            <text:p text:style-name="P32">1 1</text:p>
          </table:table-cell>
          <table:table-cell table:style-name="Table2.B2" office:value-type="string">
            <text:p text:style-name="P32">Добавить 8-миугольник</text:p>
          </table:table-cell>
          <table:table-cell table:style-name="Table2.C2" office:value-type="string">
            <text:p text:style-name="P32">1 2</text:p>
          </table:table-cell>
          <table:table-cell table:style-name="Table2.D2" office:value-type="string">
            <text:p text:style-name="P32">Добавить треуг.</text:p>
          </table:table-cell>
          <table:table-cell table:style-name="Table2.E2" office:value-type="string">
            <text:p text:style-name="P32">1 2</text:p>
          </table:table-cell>
          <table:table-cell table:style-name="Table2.F2" office:value-type="string">
            <text:p text:style-name="P32">Добавить треуг.</text:p>
          </table:table-cell>
        </table:table-row>
        <table:table-row>
          <table:table-cell table:style-name="Table2.A3" office:value-type="string">
            <text:p text:style-name="P32">2 0</text:p>
          </table:table-cell>
          <table:table-cell table:style-name="Table2.B3" table:number-rows-spanned="8" office:value-type="string">
            <text:p text:style-name="P32">Координаты</text:p>
          </table:table-cell>
          <table:table-cell table:style-name="Table2.C3" office:value-type="string">
            <text:p text:style-name="P32">1 0</text:p>
          </table:table-cell>
          <table:table-cell table:style-name="Table2.D3" table:number-rows-spanned="3" office:value-type="string">
            <text:p text:style-name="P32">Координаты</text:p>
          </table:table-cell>
          <table:table-cell table:style-name="Table2.E3" office:value-type="string">
            <text:p text:style-name="P32">1 0</text:p>
          </table:table-cell>
          <table:table-cell table:style-name="Table2.F3" table:number-rows-spanned="3" office:value-type="string">
            <text:p text:style-name="P32">Координаты</text:p>
          </table:table-cell>
        </table:table-row>
        <table:table-row>
          <table:table-cell table:style-name="Table2.A4" office:value-type="string">
            <text:p text:style-name="P32">4 0</text:p>
          </table:table-cell>
          <table:covered-table-cell/>
          <table:table-cell table:style-name="Table2.C4" office:value-type="string">
            <text:p text:style-name="P32">0 1</text:p>
          </table:table-cell>
          <table:covered-table-cell/>
          <table:table-cell table:style-name="Table2.E4" office:value-type="string">
            <text:p text:style-name="P32">0 1</text:p>
          </table:table-cell>
          <table:covered-table-cell/>
        </table:table-row>
        <table:table-row>
          <table:table-cell table:style-name="Table2.A5" office:value-type="string">
            <text:p text:style-name="P32">6 2</text:p>
          </table:table-cell>
          <table:covered-table-cell/>
          <table:table-cell table:style-name="Table2.C5" office:value-type="string">
            <text:p text:style-name="P32">1 1</text:p>
          </table:table-cell>
          <table:covered-table-cell/>
          <table:table-cell table:style-name="Table2.E5" office:value-type="string">
            <text:p text:style-name="P32">2 3</text:p>
          </table:table-cell>
          <table:covered-table-cell/>
        </table:table-row>
        <table:table-row>
          <table:table-cell table:style-name="Table2.A6" office:value-type="string">
            <text:p text:style-name="P32">6 4</text:p>
          </table:table-cell>
          <table:covered-table-cell/>
          <table:table-cell table:style-name="Table2.C6" office:value-type="string">
            <text:p text:style-name="P32">1 2</text:p>
          </table:table-cell>
          <table:table-cell table:style-name="Table2.D6" office:value-type="string">
            <text:p text:style-name="P32">Добавить треуг.</text:p>
          </table:table-cell>
          <table:table-cell table:style-name="Table2.E6" office:value-type="string">
            <text:p text:style-name="P32">1 3</text:p>
          </table:table-cell>
          <table:table-cell table:style-name="Table2.F6" office:value-type="string">
            <text:p text:style-name="P32">Добавить квадрат</text:p>
          </table:table-cell>
        </table:table-row>
        <table:table-row>
          <table:table-cell table:style-name="Table2.A7" office:value-type="string">
            <text:p text:style-name="P32">0 4</text:p>
          </table:table-cell>
          <table:covered-table-cell/>
          <table:table-cell table:style-name="Table2.C7" office:value-type="string">
            <text:p text:style-name="P32">1 1</text:p>
          </table:table-cell>
          <table:table-cell table:style-name="Table2.D7" table:number-rows-spanned="3" office:value-type="string">
            <text:p text:style-name="P32">Координаты</text:p>
          </table:table-cell>
          <table:table-cell table:style-name="Table2.E7" office:value-type="string">
            <text:p text:style-name="P32">-1 -1</text:p>
          </table:table-cell>
          <table:table-cell table:style-name="Table2.F7" table:number-rows-spanned="4" office:value-type="string">
            <text:p text:style-name="P32">Координаты</text:p>
          </table:table-cell>
        </table:table-row>
        <table:table-row>
          <table:table-cell table:style-name="Table2.A8" office:value-type="string">
            <text:p text:style-name="P32">4 6</text:p>
          </table:table-cell>
          <table:covered-table-cell/>
          <table:table-cell table:style-name="Table2.C8" office:value-type="string">
            <text:p text:style-name="P32">2 1</text:p>
          </table:table-cell>
          <table:covered-table-cell/>
          <table:table-cell table:style-name="Table2.E8" office:value-type="string">
            <text:p text:style-name="P32">-1 1</text:p>
          </table:table-cell>
          <table:covered-table-cell/>
        </table:table-row>
        <table:table-row>
          <table:table-cell table:style-name="Table2.A9" office:value-type="string">
            <text:p text:style-name="P32">2 6</text:p>
          </table:table-cell>
          <table:covered-table-cell/>
          <table:table-cell table:style-name="Table2.C9" office:value-type="string">
            <text:p text:style-name="P32">1.5 -1</text:p>
          </table:table-cell>
          <table:covered-table-cell/>
          <table:table-cell table:style-name="Table2.E9" office:value-type="string">
            <text:p text:style-name="P32">1 1</text:p>
          </table:table-cell>
          <table:covered-table-cell/>
        </table:table-row>
        <table:table-row>
          <table:table-cell table:style-name="Table2.A10" office:value-type="string">
            <text:p text:style-name="P32">0 2</text:p>
          </table:table-cell>
          <table:covered-table-cell/>
          <table:table-cell table:style-name="Table2.C10" office:value-type="string">
            <text:p text:style-name="P32">1 2</text:p>
          </table:table-cell>
          <table:table-cell table:style-name="Table2.D10" office:value-type="string">
            <text:p text:style-name="P32">Добавить треуг.</text:p>
          </table:table-cell>
          <table:table-cell table:style-name="Table2.E10" office:value-type="string">
            <text:p text:style-name="P32">1 -1</text:p>
          </table:table-cell>
          <table:covered-table-cell/>
        </table:table-row>
        <table:table-row>
          <table:table-cell table:style-name="Table2.A11" office:value-type="string">
            <text:p text:style-name="P32">1 2</text:p>
          </table:table-cell>
          <table:table-cell table:style-name="Table2.B11" office:value-type="string">
            <text:p text:style-name="P32">Добавить треугольник</text:p>
          </table:table-cell>
          <table:table-cell table:style-name="Table2.C11" office:value-type="string">
            <text:p text:style-name="P32">0 0</text:p>
          </table:table-cell>
          <table:table-cell table:style-name="Table2.D11" table:number-rows-spanned="3" office:value-type="string">
            <text:p text:style-name="P32">Координаты</text:p>
          </table:table-cell>
          <table:table-cell table:style-name="Table2.E11" office:value-type="string">
            <text:p text:style-name="P32">1 3</text:p>
          </table:table-cell>
          <table:table-cell table:style-name="Table2.F11" office:value-type="string">
            <text:p text:style-name="P32">Добавить квадрат</text:p>
          </table:table-cell>
        </table:table-row>
        <table:table-row>
          <table:table-cell table:style-name="Table2.A12" office:value-type="string">
            <text:p text:style-name="P32">0 0</text:p>
          </table:table-cell>
          <table:table-cell table:style-name="Table2.B12" table:number-rows-spanned="3" office:value-type="string">
            <text:p text:style-name="P32">Координаты</text:p>
          </table:table-cell>
          <table:table-cell table:style-name="Table2.C12" office:value-type="string">
            <text:p text:style-name="P32">1 1</text:p>
          </table:table-cell>
          <table:covered-table-cell/>
          <table:table-cell table:style-name="Table2.E12" office:value-type="string">
            <text:p text:style-name="P32">1 1</text:p>
          </table:table-cell>
          <table:table-cell table:style-name="Table2.F12" table:number-rows-spanned="4" office:value-type="string">
            <text:p text:style-name="P32">Координаты</text:p>
          </table:table-cell>
        </table:table-row>
        <table:table-row>
          <table:table-cell table:style-name="Table2.A13" office:value-type="string">
            <text:p text:style-name="P32">1 1</text:p>
          </table:table-cell>
          <table:covered-table-cell/>
          <table:table-cell table:style-name="Table2.C13" office:value-type="string">
            <text:p text:style-name="P32">2 0</text:p>
          </table:table-cell>
          <table:covered-table-cell/>
          <table:table-cell table:style-name="Table2.E13" office:value-type="string">
            <text:p text:style-name="P32">2 0</text:p>
          </table:table-cell>
          <table:covered-table-cell/>
        </table:table-row>
        <table:table-row>
          <table:table-cell table:style-name="Table2.A14" office:value-type="string">
            <text:p text:style-name="P32">2 3</text:p>
          </table:table-cell>
          <table:covered-table-cell/>
          <table:table-cell table:style-name="Table2.C14" office:value-type="string">
            <text:p text:style-name="P32">3</text:p>
          </table:table-cell>
          <table:table-cell table:style-name="Table2.D14" office:value-type="string">
            <text:p text:style-name="P32">Вывести таблицу</text:p>
          </table:table-cell>
          <table:table-cell table:style-name="Table2.E14" office:value-type="string">
            <text:p text:style-name="P32">3 1</text:p>
          </table:table-cell>
          <table:covered-table-cell/>
        </table:table-row>
        <table:table-row>
          <table:table-cell table:style-name="Table2.A15" office:value-type="string">
            <text:p text:style-name="P32">1 3</text:p>
          </table:table-cell>
          <table:table-cell table:style-name="Table2.B15" office:value-type="string">
            <text:p text:style-name="P32">Добавить квадрат</text:p>
          </table:table-cell>
          <table:table-cell table:style-name="Table2.C15" office:value-type="string">
            <text:p text:style-name="P32">4 0</text:p>
          </table:table-cell>
          <table:table-cell table:style-name="Table2.D15" office:value-type="string">
            <text:p text:style-name="P32">Вывод ГЦ 0-й фигуры</text:p>
          </table:table-cell>
          <table:table-cell table:style-name="Table2.E15" office:value-type="string">
            <text:p text:style-name="P32">2 2</text:p>
          </table:table-cell>
          <table:covered-table-cell/>
        </table:table-row>
        <table:table-row>
          <table:table-cell table:style-name="Table2.A16" office:value-type="string">
            <text:p text:style-name="P32">0 100</text:p>
          </table:table-cell>
          <table:table-cell table:style-name="Table2.B16" table:number-rows-spanned="4" office:value-type="string">
            <text:p text:style-name="P32">Кооординаты</text:p>
          </table:table-cell>
          <table:table-cell table:style-name="Table2.C16" office:value-type="string">
            <text:p text:style-name="P32">4 1</text:p>
          </table:table-cell>
          <table:table-cell table:style-name="Table2.D16" office:value-type="string">
            <text:p text:style-name="P32">Вывод ГЦ 1-й фигуры</text:p>
          </table:table-cell>
          <table:table-cell table:style-name="Table2.E16" office:value-type="string">
            <text:p text:style-name="P32">3</text:p>
          </table:table-cell>
          <table:table-cell table:style-name="Table2.F16" office:value-type="string">
            <text:p text:style-name="P32">Вывод таблицы</text:p>
          </table:table-cell>
        </table:table-row>
        <table:table-row>
          <table:table-cell table:style-name="Table2.A17" office:value-type="string">
            <text:p text:style-name="P32">100 0</text:p>
          </table:table-cell>
          <table:covered-table-cell/>
          <table:table-cell table:style-name="Table2.C17" office:value-type="string">
            <text:p text:style-name="P32">4 2</text:p>
          </table:table-cell>
          <table:table-cell table:style-name="Table2.D17" office:value-type="string">
            <text:p text:style-name="P32">Вывод ГЦ 2-й фигуры</text:p>
          </table:table-cell>
          <table:table-cell table:style-name="Table2.E17" office:value-type="string">
            <text:p text:style-name="P32">7 0</text:p>
          </table:table-cell>
          <table:table-cell table:style-name="Table2.F17" office:value-type="string">
            <text:p text:style-name="P32">Информация о 0-й фигуре</text:p>
          </table:table-cell>
        </table:table-row>
        <table:table-row>
          <table:table-cell table:style-name="Table2.A18" office:value-type="string">
            <text:p text:style-name="P32">100 100</text:p>
          </table:table-cell>
          <table:covered-table-cell/>
          <table:table-cell table:style-name="Table2.C18" office:value-type="string">
            <text:p text:style-name="P32">5 0</text:p>
          </table:table-cell>
          <table:table-cell table:style-name="Table2.D18" office:value-type="string">
            <text:p text:style-name="P32">Вывод коорд. вершин 0-й фигуры</text:p>
          </table:table-cell>
          <table:table-cell table:style-name="Table2.E18" office:value-type="string">
            <text:p text:style-name="P32">7 1</text:p>
          </table:table-cell>
          <table:table-cell table:style-name="Table2.F18" office:value-type="string">
            <text:p text:style-name="P32">Информация о 1-й фигуре</text:p>
          </table:table-cell>
        </table:table-row>
        <table:table-row>
          <table:table-cell table:style-name="Table2.A19" office:value-type="string">
            <text:p text:style-name="P32">0 0</text:p>
          </table:table-cell>
          <table:covered-table-cell/>
          <table:table-cell table:style-name="Table2.C19" office:value-type="string">
            <text:p text:style-name="P32">5 1</text:p>
          </table:table-cell>
          <table:table-cell table:style-name="Table2.D19" office:value-type="string">
            <text:p text:style-name="P32">Вывод коорд. вершин 1-й фигуры</text:p>
          </table:table-cell>
          <table:table-cell table:style-name="Table2.E19" office:value-type="string">
            <text:p text:style-name="P32">7 2</text:p>
          </table:table-cell>
          <table:table-cell table:style-name="Table2.F19" office:value-type="string">
            <text:p text:style-name="P32">Информация о 2-й фигуре</text:p>
          </table:table-cell>
        </table:table-row>
        <table:table-row>
          <table:table-cell table:style-name="Table2.A20" office:value-type="string">
            <text:p text:style-name="P32">1 1</text:p>
          </table:table-cell>
          <table:table-cell table:style-name="Table2.B20" office:value-type="string">
            <text:p text:style-name="P32">Добавить 8-миугольник</text:p>
          </table:table-cell>
          <table:table-cell table:style-name="Table2.C20" office:value-type="string">
            <text:p text:style-name="P32">5 2</text:p>
          </table:table-cell>
          <table:table-cell table:style-name="Table2.D20" office:value-type="string">
            <text:p text:style-name="P32">Вывод коорд. вершин 2-й фигуры</text:p>
          </table:table-cell>
          <table:table-cell table:style-name="Table2.E20" office:value-type="string">
            <text:p text:style-name="P32">8</text:p>
          </table:table-cell>
          <table:table-cell table:style-name="Table2.F20" office:value-type="string">
            <text:p text:style-name="P32">Суммарная площадь фигур</text:p>
          </table:table-cell>
        </table:table-row>
        <table:table-row>
          <table:table-cell table:style-name="Table2.A21" office:value-type="string">
            <text:p text:style-name="P32">1 0</text:p>
          </table:table-cell>
          <table:table-cell table:style-name="Table2.B21" table:number-rows-spanned="8" office:value-type="string">
            <text:p text:style-name="P32">Координаты</text:p>
          </table:table-cell>
          <table:table-cell table:style-name="Table2.C21" office:value-type="string">
            <text:p text:style-name="P32">6 0</text:p>
          </table:table-cell>
          <table:table-cell table:style-name="Table2.D21" office:value-type="string">
            <text:p text:style-name="P32">Вывод площади 0-й фигуры</text:p>
          </table:table-cell>
          <table:table-cell table:style-name="Table2.E21" office:value-type="string">
            <text:p text:style-name="P32">9</text:p>
          </table:table-cell>
          <table:table-cell table:style-name="Table2.F21" office:value-type="string">
            <text:p text:style-name="P32">Выход</text:p>
          </table:table-cell>
        </table:table-row>
        <table:table-row>
          <table:table-cell table:style-name="Table2.A22" office:value-type="string">
            <text:p text:style-name="P32">2 0</text:p>
          </table:table-cell>
          <table:covered-table-cell/>
          <table:table-cell table:style-name="Table2.C22" office:value-type="string">
            <text:p text:style-name="P32">6 1</text:p>
          </table:table-cell>
          <table:table-cell table:style-name="Table2.D22" office:value-type="string">
            <text:p text:style-name="P32">Вывод площади 1-й фигуры</text:p>
          </table:table-cell>
          <table:table-cell table:style-name="Table2.E22" office:value-type="string">
            <text:p text:style-name="P33"/>
          </table:table-cell>
          <table:table-cell table:style-name="Table2.F22" office:value-type="string">
            <text:p text:style-name="P33"/>
          </table:table-cell>
        </table:table-row>
        <table:table-row>
          <table:table-cell table:style-name="Table2.A23" office:value-type="string">
            <text:p text:style-name="P32">3 1</text:p>
          </table:table-cell>
          <table:covered-table-cell/>
          <table:table-cell table:style-name="Table2.C23" office:value-type="string">
            <text:p text:style-name="P32">6 2</text:p>
          </table:table-cell>
          <table:table-cell table:style-name="Table2.D23" office:value-type="string">
            <text:p text:style-name="P32">Вывод площади 2-й фигуры</text:p>
          </table:table-cell>
          <table:table-cell table:style-name="Table2.E23" office:value-type="string">
            <text:p text:style-name="P33"/>
          </table:table-cell>
          <table:table-cell table:style-name="Table2.F23" office:value-type="string">
            <text:p text:style-name="P33"/>
          </table:table-cell>
        </table:table-row>
        <table:table-row>
          <table:table-cell table:style-name="Table2.A24" office:value-type="string">
            <text:p text:style-name="P32">3 2</text:p>
          </table:table-cell>
          <table:covered-table-cell/>
          <table:table-cell table:style-name="Table2.C24" office:value-type="string">
            <text:p text:style-name="P32">9</text:p>
          </table:table-cell>
          <table:table-cell table:style-name="Table2.D24" office:value-type="string">
            <text:p text:style-name="P32">Выход</text:p>
          </table:table-cell>
          <table:table-cell table:style-name="Table2.E24" office:value-type="string">
            <text:p text:style-name="P33"/>
          </table:table-cell>
          <table:table-cell table:style-name="Table2.F24" office:value-type="string">
            <text:p text:style-name="P33"/>
          </table:table-cell>
        </table:table-row>
        <table:table-row>
          <table:table-cell table:style-name="Table2.A25" office:value-type="string">
            <text:p text:style-name="P32">2 3</text:p>
          </table:table-cell>
          <table:covered-table-cell/>
          <table:table-cell table:style-name="Table2.C25" office:value-type="string">
            <text:p text:style-name="P33"/>
          </table:table-cell>
          <table:table-cell table:style-name="Table2.D25" office:value-type="string">
            <text:p text:style-name="P33"/>
          </table:table-cell>
          <table:table-cell table:style-name="Table2.E25" office:value-type="string">
            <text:p text:style-name="P33"/>
          </table:table-cell>
          <table:table-cell table:style-name="Table2.F25" office:value-type="string">
            <text:p text:style-name="P33"/>
          </table:table-cell>
        </table:table-row>
        <table:table-row>
          <table:table-cell table:style-name="Table2.A26" office:value-type="string">
            <text:p text:style-name="P32">1 3</text:p>
          </table:table-cell>
          <table:covered-table-cell/>
          <table:table-cell table:style-name="Table2.C26" office:value-type="string">
            <text:p text:style-name="P33"/>
          </table:table-cell>
          <table:table-cell table:style-name="Table2.D26" office:value-type="string">
            <text:p text:style-name="P33"/>
          </table:table-cell>
          <table:table-cell table:style-name="Table2.E26" office:value-type="string">
            <text:p text:style-name="P33"/>
          </table:table-cell>
          <table:table-cell table:style-name="Table2.F26" office:value-type="string">
            <text:p text:style-name="P33"/>
          </table:table-cell>
        </table:table-row>
        <table:table-row>
          <table:table-cell table:style-name="Table2.A27" office:value-type="string">
            <text:p text:style-name="P32">0 2</text:p>
          </table:table-cell>
          <table:covered-table-cell/>
          <table:table-cell table:style-name="Table2.C27" office:value-type="string">
            <text:p text:style-name="P33"/>
          </table:table-cell>
          <table:table-cell table:style-name="Table2.D27" office:value-type="string">
            <text:p text:style-name="P33"/>
          </table:table-cell>
          <table:table-cell table:style-name="Table2.E27" office:value-type="string">
            <text:p text:style-name="P33"/>
          </table:table-cell>
          <table:table-cell table:style-name="Table2.F27" office:value-type="string">
            <text:p text:style-name="P33"/>
          </table:table-cell>
        </table:table-row>
        <table:table-row>
          <table:table-cell table:style-name="Table2.A28" office:value-type="string">
            <text:p text:style-name="P32">0 1</text:p>
          </table:table-cell>
          <table:covered-table-cell/>
          <table:table-cell table:style-name="Table2.C28" office:value-type="string">
            <text:p text:style-name="P33"/>
          </table:table-cell>
          <table:table-cell table:style-name="Table2.D28" office:value-type="string">
            <text:p text:style-name="P33"/>
          </table:table-cell>
          <table:table-cell table:style-name="Table2.E28" office:value-type="string">
            <text:p text:style-name="P33"/>
          </table:table-cell>
          <table:table-cell table:style-name="Table2.F28" office:value-type="string">
            <text:p text:style-name="P33"/>
          </table:table-cell>
        </table:table-row>
        <table:table-row>
          <table:table-cell table:style-name="Table2.A29" office:value-type="string">
            <text:p text:style-name="P32">3</text:p>
          </table:table-cell>
          <table:table-cell table:style-name="Table2.B29" office:value-type="string">
            <text:p text:style-name="P32">Вывести таблицу</text:p>
          </table:table-cell>
          <table:table-cell table:style-name="Table2.C29" office:value-type="string">
            <text:p text:style-name="P33"/>
          </table:table-cell>
          <table:table-cell table:style-name="Table2.D29" office:value-type="string">
            <text:p text:style-name="P33"/>
          </table:table-cell>
          <table:table-cell table:style-name="Table2.E29" office:value-type="string">
            <text:p text:style-name="P33"/>
          </table:table-cell>
          <table:table-cell table:style-name="Table2.F29" office:value-type="string">
            <text:p text:style-name="P33"/>
          </table:table-cell>
        </table:table-row>
        <table:table-row>
          <table:table-cell table:style-name="Table2.A30" office:value-type="string">
            <text:p text:style-name="P32">2 0</text:p>
          </table:table-cell>
          <table:table-cell table:style-name="Table2.B30" office:value-type="string">
            <text:p text:style-name="P32">Удалить 0-й элемент</text:p>
          </table:table-cell>
          <table:table-cell table:style-name="Table2.C30" office:value-type="string">
            <text:p text:style-name="P33"/>
          </table:table-cell>
          <table:table-cell table:style-name="Table2.D30" office:value-type="string">
            <text:p text:style-name="P33"/>
          </table:table-cell>
          <table:table-cell table:style-name="Table2.E30" office:value-type="string">
            <text:p text:style-name="P33"/>
          </table:table-cell>
          <table:table-cell table:style-name="Table2.F30" office:value-type="string">
            <text:p text:style-name="P33"/>
          </table:table-cell>
        </table:table-row>
        <table:table-row>
          <table:table-cell table:style-name="Table2.A31" office:value-type="string">
            <text:p text:style-name="P32">3</text:p>
          </table:table-cell>
          <table:table-cell table:style-name="Table2.B31" office:value-type="string">
            <text:p text:style-name="P32">Вывести таблицу</text:p>
          </table:table-cell>
          <table:table-cell table:style-name="Table2.C31" office:value-type="string">
            <text:p text:style-name="P33"/>
          </table:table-cell>
          <table:table-cell table:style-name="Table2.D31" office:value-type="string">
            <text:p text:style-name="P33"/>
          </table:table-cell>
          <table:table-cell table:style-name="Table2.E31" office:value-type="string">
            <text:p text:style-name="P33"/>
          </table:table-cell>
          <table:table-cell table:style-name="Table2.F31" office:value-type="string">
            <text:p text:style-name="P33"/>
          </table:table-cell>
        </table:table-row>
        <table:table-row>
          <table:table-cell table:style-name="Table2.A32" office:value-type="string">
            <text:p text:style-name="P32">9</text:p>
          </table:table-cell>
          <table:table-cell table:style-name="Table2.B32" office:value-type="string">
            <text:p text:style-name="P32">Выход</text:p>
          </table:table-cell>
          <table:table-cell table:style-name="Table2.C32" office:value-type="string">
            <text:p text:style-name="P33"/>
          </table:table-cell>
          <table:table-cell table:style-name="Table2.D32" office:value-type="string">
            <text:p text:style-name="P33"/>
          </table:table-cell>
          <table:table-cell table:style-name="Table2.E32" office:value-type="string">
            <text:p text:style-name="P33"/>
          </table:table-cell>
          <table:table-cell table:style-name="Table2.F32" office:value-type="string">
            <text:p text:style-name="P33"/>
          </table:table-cell>
        </table:table-row>
      </table:table>
      <text:p text:style-name="P26"/>
      <text:list xml:id="list3319694176291" text:continue-numbering="true" text:style-name="WWNum1">
        <text:list-item>
          <text:p text:style-name="P27">Результаты выполнения тестов</text:p>
        </text:list-item>
      </text:list>
      <text:p text:style-name="P25">[leo@pc ЛР3]$ cat out1</text:p>
      <text:p text:style-name="P25">1) Add figure (type &lt;1 1&gt; to add Octagon, &lt;1 2&gt; - Triangle, &lt;1 3&gt; - Square)</text:p>
      <text:p text:style-name="P25">2) Remove figure</text:p>
      <text:p text:style-name="P25">3) Display elements</text:p>
      <text:p text:style-name="P25">4) Display barycenter of figure</text:p>
      <text:p text:style-name="P25">5) Display points of figure</text:p>
      <text:p text:style-name="P25">6) Display area of figure</text:p>
      <text:p text:style-name="P25">7) Display all information about the figure</text:p>
      <text:p text:style-name="P25">8) Display total area</text:p>
      <text:p text:style-name="P25">9) Exit</text:p>
      <text:p text:style-name="P25">Octagon succesfully added at index 0</text:p>
      <text:p text:style-name="P25">Triangle succesfully added at index 1</text:p>
      <text:p text:style-name="P25">Square succesfully added at index 2</text:p>
      <text:p text:style-name="P25">Octagon succesfully added at index 3</text:p>
      <text:p text:style-name="P25"><text:soft-page-break/>Index <text:s text:c="2"/>Type <text:s text:c="11"/>Area <text:s text:c="3"/>Coordinates</text:p>
      <text:p text:style-name="P25">0 <text:s text:c="6"/>Octagon <text:s text:c="8"/>28 <text:s text:c="5"/>(2, 0), (4, 0), (6, 2), (6, 4), (4, 6), (2, 6), (0, 4), (0, 2)</text:p>
      <text:p text:style-name="P25">1 <text:s text:c="6"/>Triangle <text:s text:c="7"/>0.5 <text:s text:c="4"/>(0, 0), (1, 1), (2, 3)</text:p>
      <text:p text:style-name="P25">2 <text:s text:c="6"/>Square <text:s text:c="9"/>10000 <text:s text:c="2"/>(0, 100), (100, 0), (100, 100), (0, 0)</text:p>
      <text:p text:style-name="P25">3 <text:s text:c="6"/>Octagon <text:s text:c="8"/>7 <text:s text:c="6"/>(1, 0), (2, 0), (3, 1), (3, 2), (2, 3), (1, 3), (0, 2), (0, 1)</text:p>
      <text:p text:style-name="P25">Octagon successfully removed</text:p>
      <text:p text:style-name="P25">Index <text:s text:c="2"/>Type <text:s text:c="11"/>Area <text:s text:c="3"/>Coordinates</text:p>
      <text:p text:style-name="P25">0 <text:s text:c="6"/>Triangle <text:s text:c="7"/>0.5 <text:s text:c="4"/>(0, 0), (1, 1), (2, 3)</text:p>
      <text:p text:style-name="P25">1 <text:s text:c="6"/>Square <text:s text:c="9"/>10000 <text:s text:c="2"/>(0, 100), (100, 0), (100, 100), (0, 0)</text:p>
      <text:p text:style-name="P25">2 <text:s text:c="6"/>Octagon <text:s text:c="8"/>7 <text:s text:c="6"/>(1, 0), (2, 0), (3, 1), (3, 2), (2, 3), (1, 3), (0, 2), (0, 1)</text:p>
      <text:p text:style-name="P25">[leo@pc ЛР3]$ cat out2</text:p>
      <text:p text:style-name="P25">1) Add figure (type &lt;1 1&gt; to add Octagon, &lt;1 2&gt; - Triangle, &lt;1 3&gt; - Square)</text:p>
      <text:p text:style-name="P25">2) Remove figure</text:p>
      <text:p text:style-name="P25">3) Display elements</text:p>
      <text:p text:style-name="P25">4) Display barycenter of figure</text:p>
      <text:p text:style-name="P25">5) Display points of figure</text:p>
      <text:p text:style-name="P25">6) Display area of figure</text:p>
      <text:p text:style-name="P25">7) Display all information about the figure</text:p>
      <text:p text:style-name="P25">8) Display total area</text:p>
      <text:p text:style-name="P25">9) Exit</text:p>
      <text:p text:style-name="P25">Triangle succesfully added at index 0</text:p>
      <text:p text:style-name="P25">Triangle succesfully added at index 1</text:p>
      <text:p text:style-name="P25">Triangle succesfully added at index 2</text:p>
      <text:p text:style-name="P25">Index <text:s text:c="2"/>Type <text:s text:c="11"/>Area <text:s text:c="3"/>Coordinates</text:p>
      <text:p text:style-name="P25">0 <text:s text:c="6"/>Triangle <text:s text:c="7"/>0.5 <text:s text:c="4"/>(1, 0), (0, 1), (1, 1)</text:p>
      <text:p text:style-name="P25">1 <text:s text:c="6"/>Triangle <text:s text:c="7"/>1 <text:s text:c="6"/>(1, 1), (2, 1), (1.5, -1)</text:p>
      <text:p text:style-name="P25">2 <text:s text:c="6"/>Triangle <text:s text:c="7"/>1 <text:s text:c="6"/>(0, 0), (1, 1), (2, 0)</text:p>
      <text:p text:style-name="P25">Triangle's barycenter: (0.666667, 0.666667)</text:p>
      <text:p text:style-name="P25">Triangle's barycenter: (1.5, 0.333333)</text:p>
      <text:p text:style-name="P25">Triangle's barycenter: (1, 0.333333)</text:p>
      <text:p text:style-name="P25">Triangle's points: <text:s text:c="5"/>(1, 0), (0, 1), (1, 1)</text:p>
      <text:p text:style-name="P25">Triangle's points: <text:s text:c="5"/>(1, 1), (2, 1), (1.5, -1)</text:p>
      <text:p text:style-name="P25">Triangle's points: <text:s text:c="5"/>(0, 0), (1, 1), (2, 0)</text:p>
      <text:p text:style-name="P25">Triangle's area: 0.5</text:p>
      <text:p text:style-name="P25">Triangle's area: 1</text:p>
      <text:p text:style-name="P25">Triangle's area: 1</text:p>
      <text:p text:style-name="P25">[leo@pc ЛР3]$ cat out3</text:p>
      <text:p text:style-name="P25">1) Add figure (type &lt;1 1&gt; to add Octagon, &lt;1 2&gt; - Triangle, &lt;1 3&gt; - Square)</text:p>
      <text:p text:style-name="P25">2) Remove figure</text:p>
      <text:p text:style-name="P25">3) Display elements</text:p>
      <text:p text:style-name="P25">4) Display barycenter of figure</text:p>
      <text:p text:style-name="P25">5) Display points of figure</text:p>
      <text:p text:style-name="P25">6) Display area of figure</text:p>
      <text:p text:style-name="P25">7) Display all information about the figure</text:p>
      <text:p text:style-name="P25">8) Display total area</text:p>
      <text:p text:style-name="P25">9) Exit</text:p>
      <text:p text:style-name="P25">Triangle succesfully added at index 0</text:p>
      <text:p text:style-name="P25">Square succesfully added at index 1</text:p>
      <text:p text:style-name="P25">Square succesfully added at index 2</text:p>
      <text:p text:style-name="P25">Index <text:s text:c="2"/>Type <text:s text:c="11"/>Area <text:s text:c="3"/>Coordinates</text:p>
      <text:p text:style-name="P25">0 <text:s text:c="6"/>Triangle <text:s text:c="7"/>2 <text:s text:c="6"/>(1, 0), (0, 1), (2, 3)</text:p>
      <text:p text:style-name="P25">1 <text:s text:c="6"/>Square <text:s text:c="9"/>4 <text:s text:c="6"/>(-1, -1), (-1, 1), (1, 1), (1, -1)</text:p>
      <text:p text:style-name="P25">2 <text:s text:c="6"/>Square <text:s text:c="9"/>2 <text:s text:c="6"/>(1, 1), (2, 0), (3, 1), (2, 2)</text:p>
      <text:p text:style-name="P25">Triangle info: </text:p>
      <text:p text:style-name="P25">* Points: <text:s text:c="6"/>(1, 0), (0, 1), (2, 3)</text:p>
      <text:p text:style-name="P25">* Sides: <text:s text:c="7"/>1.41421, 3.16228, 2.82843</text:p>
      <text:p text:style-name="P25">* Area: <text:s text:c="8"/>2</text:p>
      <text:p text:style-name="P25"><text:soft-page-break/>* Barycenter: <text:s text:c="2"/>((1, 1.33333)</text:p>
      <text:p text:style-name="P25">Square info: </text:p>
      <text:p text:style-name="P25">* Points: <text:s text:c="6"/>(-1, -1), (-1, 1), (1, 1), (1, -1)</text:p>
      <text:p text:style-name="P25">* Sides: <text:s text:c="7"/>2</text:p>
      <text:p text:style-name="P25">* Area: <text:s text:c="8"/>4</text:p>
      <text:p text:style-name="P25">* Barycenter: <text:s text:c="2"/>(0, 0)</text:p>
      <text:p text:style-name="P25">Square info: </text:p>
      <text:p text:style-name="P25">* Points: <text:s text:c="6"/>(1, 1), (2, 0), (3, 1), (2, 2)</text:p>
      <text:p text:style-name="P25">* Sides: <text:s text:c="7"/>1.41421</text:p>
      <text:p text:style-name="P25">* Area: <text:s text:c="8"/>2</text:p>
      <text:p text:style-name="P25">* Barycenter: <text:s text:c="2"/>(2.29289, 1.29289)</text:p>
      <text:p text:style-name="P25">Total area: 8</text:p>
      <text:p text:style-name="P8"/>
      <text:list xml:id="list3320208422646" text:continue-numbering="true" text:style-name="WWNum1">
        <text:list-item>
          <text:p text:style-name="P13">Листинг программы</text:p>
          <text:p text:style-name="P24">main.cpp</text:p>
        </text:list-item>
      </text:list>
      <text:p text:style-name="P21">/* </text:p>
      <text:p text:style-name="P21">Короткевич Л. В.</text:p>
      <text:p text:style-name="P21">М8О-208Б-19</text:p>
      <text:p text:style-name="P21">github.com/anxieuse/oop_exercise_03</text:p>
      <text:p text:style-name="P21">Вариант 16: </text:p>
      <text:p text:style-name="P21"><text:s text:c="4"/>8-угольник</text:p>
      <text:p text:style-name="P21"><text:s text:c="4"/>Треугольник</text:p>
      <text:p text:style-name="P21"><text:s text:c="4"/>Квадрат</text:p>
      <text:p text:style-name="P21">*/</text:p>
      <text:p text:style-name="P21"/>
      <text:p text:style-name="P21">#include &lt;iostream&gt;</text:p>
      <text:p text:style-name="P21">#include &lt;cmath&gt;</text:p>
      <text:p text:style-name="P21">#include &lt;vector&gt;</text:p>
      <text:p text:style-name="P21">#include &lt;algorithm&gt;</text:p>
      <text:p text:style-name="P21">#include &lt;string&gt;</text:p>
      <text:p text:style-name="P21"/>
      <text:p text:style-name="P21">#include "Point.hpp"</text:p>
      <text:p text:style-name="P21">#include "Figure.hpp"</text:p>
      <text:p text:style-name="P21">#include "Square.hpp"</text:p>
      <text:p text:style-name="P21">#include "Triangle.hpp"</text:p>
      <text:p text:style-name="P21">#include "Octagon.hpp"</text:p>
      <text:p text:style-name="P21"/>
      <text:p text:style-name="P21">void printHelp()</text:p>
      <text:p text:style-name="P21">{</text:p>
      <text:p text:style-name="P21"><text:s text:c="4"/>std::cout &lt;&lt; "1) Add figure (type &lt;1 1&gt; to add Octagon, &lt;1 2&gt; - Triangle, &lt;1 3&gt; - Square)\n";</text:p>
      <text:p text:style-name="P21"><text:s text:c="4"/>std::cout &lt;&lt; "2) Remove figure\n";</text:p>
      <text:p text:style-name="P21"><text:s text:c="4"/>std::cout &lt;&lt; "3) Display elements\n";</text:p>
      <text:p text:style-name="P21"><text:s text:c="4"/>std::cout &lt;&lt; "4) Display barycenter of figure\n";</text:p>
      <text:p text:style-name="P21"><text:s text:c="4"/>std::cout &lt;&lt; "5) Display points of figure\n";</text:p>
      <text:p text:style-name="P21"><text:s text:c="4"/>std::cout &lt;&lt; "6) Display area of figure\n";</text:p>
      <text:p text:style-name="P21"><text:s text:c="4"/>std::cout &lt;&lt; "7) Display all information about the figure\n";</text:p>
      <text:p text:style-name="P21"><text:s text:c="4"/>std::cout &lt;&lt; "8) Display total area\n";</text:p>
      <text:p text:style-name="P21"><text:s text:c="4"/>std::cout &lt;&lt; "9) Exit\n";</text:p>
      <text:p text:style-name="P21">}</text:p>
      <text:p text:style-name="P21"/>
      <text:p text:style-name="P21">int main()</text:p>
      <text:p text:style-name="P21">{</text:p>
      <text:p text:style-name="P21"><text:soft-page-break/><text:s text:c="4"/>printHelp();</text:p>
      <text:p text:style-name="P21"/>
      <text:p text:style-name="P21"><text:s text:c="4"/>std::vector&lt;Figure *&gt; figures;</text:p>
      <text:p text:style-name="P21"><text:s text:c="4"/>unsigned long long totalArea = 0;</text:p>
      <text:p text:style-name="P21"/>
      <text:p text:style-name="P21"><text:s text:c="4"/>bool input = true;</text:p>
      <text:p text:style-name="P21"><text:s text:c="4"/>int cmdID, figureType, ID;</text:p>
      <text:p text:style-name="P21"/>
      <text:p text:style-name="P21"><text:s text:c="4"/>Square *sampleSq;</text:p>
      <text:p text:style-name="P21"><text:s text:c="4"/>Octagon *sampleOc;</text:p>
      <text:p text:style-name="P21"><text:s text:c="4"/>Triangle *sampleTr;</text:p>
      <text:p text:style-name="P21"/>
      <text:p text:style-name="P21"><text:s text:c="4"/>while (input)</text:p>
      <text:p text:style-name="P21"><text:s text:c="4"/>{</text:p>
      <text:p text:style-name="P21"><text:s text:c="8"/>std::cin &gt;&gt; cmdID;</text:p>
      <text:p text:style-name="P21"><text:s text:c="8"/>switch (cmdID)</text:p>
      <text:p text:style-name="P21"><text:s text:c="8"/>{</text:p>
      <text:p text:style-name="P21"><text:s text:c="8"/>case 1: // add</text:p>
      <text:p text:style-name="P21"><text:s text:c="8"/>{</text:p>
      <text:p text:style-name="P21"><text:s text:c="12"/>std::cin &gt;&gt; figureType;</text:p>
      <text:p text:style-name="P21"><text:s text:c="12"/>if (figureType == 1)</text:p>
      <text:p text:style-name="P21"><text:s text:c="12"/>{</text:p>
      <text:p text:style-name="P21"><text:s text:c="16"/>sampleOc = new Octagon;</text:p>
      <text:p text:style-name="P21"><text:s text:c="16"/>std::cin &gt;&gt; *sampleOc;</text:p>
      <text:p text:style-name="P21"><text:s text:c="16"/>figures.push_back(sampleOc);</text:p>
      <text:p text:style-name="P21"><text:s text:c="12"/>}</text:p>
      <text:p text:style-name="P21"><text:s text:c="12"/>if (figureType == 2)</text:p>
      <text:p text:style-name="P21"><text:s text:c="12"/>{</text:p>
      <text:p text:style-name="P21"><text:s text:c="16"/>sampleTr = new Triangle;</text:p>
      <text:p text:style-name="P21"><text:s text:c="16"/>std::cin &gt;&gt; *sampleTr;</text:p>
      <text:p text:style-name="P21"><text:s text:c="16"/>figures.push_back(sampleTr);</text:p>
      <text:p text:style-name="P21"><text:s text:c="12"/>}</text:p>
      <text:p text:style-name="P21"><text:s text:c="12"/>if (figureType == 3)</text:p>
      <text:p text:style-name="P21"><text:s text:c="12"/>{</text:p>
      <text:p text:style-name="P21"><text:s text:c="16"/>sampleSq = new Square;</text:p>
      <text:p text:style-name="P21"><text:s text:c="16"/>std::cin &gt;&gt; *sampleSq;</text:p>
      <text:p text:style-name="P21"><text:s text:c="16"/>figures.push_back(sampleSq);</text:p>
      <text:p text:style-name="P21"><text:s text:c="12"/>}</text:p>
      <text:p text:style-name="P21"><text:s text:c="12"/>totalArea += figures.back()-&gt;Area();</text:p>
      <text:p text:style-name="P21"><text:s text:c="12"/>std::cout &lt;&lt; nameByType[figureType - 1] &lt;&lt; " succesfully added at index " &lt;&lt; figures.size() - 1 &lt;&lt; '\n';</text:p>
      <text:p text:style-name="P21"><text:s text:c="12"/>break;</text:p>
      <text:p text:style-name="P21"><text:s text:c="8"/>}</text:p>
      <text:p text:style-name="P21"><text:s text:c="8"/>case 2: // remove</text:p>
      <text:p text:style-name="P21"><text:s text:c="8"/>{</text:p>
      <text:p text:style-name="P21"><text:s text:c="12"/>std::cin &gt;&gt; ID;</text:p>
      <text:p text:style-name="P21"><text:s text:c="12"/>if (ID &gt; figures.size())</text:p>
      <text:p text:style-name="P21"><text:s text:c="12"/>{</text:p>
      <text:p text:style-name="P21"><text:s text:c="16"/>std::cout &lt;&lt; "ID is too big. There are no such many elements!\n";</text:p>
      <text:p text:style-name="P21"><text:s text:c="12"/>}</text:p>
      <text:p text:style-name="P21"><text:s text:c="12"/>else</text:p>
      <text:p text:style-name="P21"><text:s text:c="12"/>{</text:p>
      <text:p text:style-name="P21"><text:s text:c="16"/>std::cout &lt;&lt; nameByType[figures[ID]-&gt;GetType() - 1] &lt;&lt; " successfully removed\n";</text:p>
      <text:p text:style-name="P21"><text:soft-page-break/><text:s text:c="16"/>delete figures[ID];</text:p>
      <text:p text:style-name="P21"><text:s text:c="16"/>figures.erase(figures.begin() + ID)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3: // display elements</text:p>
      <text:p text:style-name="P21"><text:s text:c="8"/>{</text:p>
      <text:p text:style-name="P21"><text:s text:c="12"/>std::cout &lt;&lt; "Index\tType\t\tArea\tCoordinates\n";</text:p>
      <text:p text:style-name="P21"><text:s text:c="12"/>for (int i = 0; i &lt; figures.size(); ++i)</text:p>
      <text:p text:style-name="P21"><text:s text:c="12"/>{</text:p>
      <text:p text:style-name="P21"><text:s text:c="16"/>std::cout &lt;&lt; i &lt;&lt; '\t' &lt;&lt; nameByType[figures[i]-&gt;GetType() - 1] &lt;&lt; "\t";</text:p>
      <text:p text:style-name="P21"><text:s text:c="16"/>if (nameByType[figures[i]-&gt;GetType() - 1] != "Triangle")</text:p>
      <text:p text:style-name="P21"><text:s text:c="20"/>std::cout &lt;&lt; "\t";</text:p>
      <text:p text:style-name="P21"><text:s text:c="16"/>std::cout &lt;&lt; figures[i]-&gt;Area() &lt;&lt; '\t';</text:p>
      <text:p text:style-name="P21"><text:s text:c="16"/>figures[i]-&gt;PrintCoordinates()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4: // barycenter</text:p>
      <text:p text:style-name="P21"><text:s text:c="8"/>{</text:p>
      <text:p text:style-name="P21"><text:s text:c="12"/>std::cin &gt;&gt; ID;</text:p>
      <text:p text:style-name="P21"><text:s text:c="12"/>if (ID &gt; figures.size())</text:p>
      <text:p text:style-name="P21"><text:s text:c="12"/>{</text:p>
      <text:p text:style-name="P21"><text:s text:c="16"/>std::cout &lt;&lt; "ID is too big. There are no such many elements!\n";</text:p>
      <text:p text:style-name="P21"><text:s text:c="12"/>}</text:p>
      <text:p text:style-name="P21"><text:s text:c="12"/>else</text:p>
      <text:p text:style-name="P21"><text:s text:c="12"/>{</text:p>
      <text:p text:style-name="P21"><text:s text:c="16"/>std::cout &lt;&lt; nameByType[figures[ID]-&gt;GetType() - 1] &lt;&lt; "'s barycenter: " &lt;&lt; figures[ID]-&gt;Barycenter() &lt;&lt; '\n'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5: // coordinates</text:p>
      <text:p text:style-name="P21"><text:s text:c="8"/>{</text:p>
      <text:p text:style-name="P21"><text:s text:c="12"/>std::cin &gt;&gt; ID;</text:p>
      <text:p text:style-name="P21"><text:s text:c="12"/>if (ID &gt; figures.size())</text:p>
      <text:p text:style-name="P21"><text:s text:c="12"/>{</text:p>
      <text:p text:style-name="P21"><text:s text:c="16"/>std::cout &lt;&lt; "ID is too big. There are no such many elements!\n";</text:p>
      <text:p text:style-name="P21"><text:s text:c="12"/>}</text:p>
      <text:p text:style-name="P21"><text:s text:c="12"/>else</text:p>
      <text:p text:style-name="P21"><text:s text:c="12"/>{</text:p>
      <text:p text:style-name="P21"><text:s text:c="16"/>std::cout &lt;&lt; nameByType[figures[ID]-&gt;GetType() - 1] &lt;&lt; "'s points:\t";</text:p>
      <text:p text:style-name="P21"><text:s text:c="16"/>figures[ID]-&gt;PrintCoordinates()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6: // area</text:p>
      <text:p text:style-name="P21"><text:s text:c="8"/>{</text:p>
      <text:p text:style-name="P21"><text:s text:c="12"/>std::cin &gt;&gt; ID;</text:p>
      <text:p text:style-name="P21"><text:s text:c="12"/>if (ID &gt; figures.size())</text:p>
      <text:p text:style-name="P21"><text:s text:c="12"/>{</text:p>
      <text:p text:style-name="P21"><text:s text:c="16"/>std::cout &lt;&lt; "ID is too big. There are no such many elements!\n";</text:p>
      <text:p text:style-name="P21"><text:soft-page-break/><text:s text:c="12"/>}</text:p>
      <text:p text:style-name="P21"><text:s text:c="12"/>else</text:p>
      <text:p text:style-name="P21"><text:s text:c="12"/>{</text:p>
      <text:p text:style-name="P21"><text:s text:c="16"/>std::cout &lt;&lt; nameByType[figures[ID]-&gt;GetType() - 1]</text:p>
      <text:p text:style-name="P21"><text:s text:c="26"/>&lt;&lt; "'s area: " &lt;&lt; figures[ID]-&gt;Area() &lt;&lt; '\n'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7: // info</text:p>
      <text:p text:style-name="P21"><text:s text:c="8"/>{</text:p>
      <text:p text:style-name="P21"><text:s text:c="12"/>std::cin &gt;&gt; ID;</text:p>
      <text:p text:style-name="P21"><text:s text:c="12"/>if (ID &gt; figures.size())</text:p>
      <text:p text:style-name="P21"><text:s text:c="12"/>{</text:p>
      <text:p text:style-name="P21"><text:s text:c="16"/>std::cout &lt;&lt; "ID is too big. There are no such many elements!\n";</text:p>
      <text:p text:style-name="P21"><text:s text:c="12"/>}</text:p>
      <text:p text:style-name="P21"><text:s text:c="12"/>else</text:p>
      <text:p text:style-name="P21"><text:s text:c="12"/>{</text:p>
      <text:p text:style-name="P21"><text:s text:c="16"/>std::cout &lt;&lt; *figures[ID];</text:p>
      <text:p text:style-name="P21"><text:s text:c="12"/>}</text:p>
      <text:p text:style-name="P21"><text:s text:c="12"/>break;</text:p>
      <text:p text:style-name="P21"><text:s text:c="8"/>}</text:p>
      <text:p text:style-name="P21"><text:s text:c="8"/>case 8: // total area</text:p>
      <text:p text:style-name="P21"><text:s text:c="8"/>{</text:p>
      <text:p text:style-name="P21"><text:s text:c="12"/>std::cout &lt;&lt; "Total area: " &lt;&lt; totalArea &lt;&lt; '\n';</text:p>
      <text:p text:style-name="P21"><text:s text:c="12"/>break;</text:p>
      <text:p text:style-name="P21"><text:s text:c="8"/>}</text:p>
      <text:p text:style-name="P21"><text:s text:c="8"/>case 9: // end</text:p>
      <text:p text:style-name="P21"><text:s text:c="8"/>{</text:p>
      <text:p text:style-name="P21"><text:s text:c="12"/>input = false;</text:p>
      <text:p text:style-name="P21"><text:s text:c="12"/>break;</text:p>
      <text:p text:style-name="P21"><text:s text:c="8"/>}</text:p>
      <text:p text:style-name="P21"><text:s text:c="8"/>}</text:p>
      <text:p text:style-name="P21"><text:s text:c="4"/>}</text:p>
      <text:p text:style-name="P21"><text:s text:c="4"/>for(auto &amp;x : figures)</text:p>
      <text:p text:style-name="P21"><text:s text:c="8"/>delete x; </text:p>
      <text:p text:style-name="P21"><text:s text:c="4"/>return 0;</text:p>
      <text:p text:style-name="P21">}</text:p>
      <text:p text:style-name="P21"/>
      <text:p text:style-name="P23">Point.hpp:</text:p>
      <text:p text:style-name="P22">#ifndef POINT_HPP</text:p>
      <text:p text:style-name="P22">#define POINT_HPP</text:p>
      <text:p text:style-name="P22"/>
      <text:p text:style-name="P22">struct Point</text:p>
      <text:p text:style-name="P22">{</text:p>
      <text:p text:style-name="P22"><text:s text:c="4"/>double x, y;</text:p>
      <text:p text:style-name="P22">};</text:p>
      <text:p text:style-name="P22"/>
      <text:p text:style-name="P22">std::istream &amp;operator&gt;&gt;(std::istream &amp;in, Point &amp;pt)</text:p>
      <text:p text:style-name="P22">{</text:p>
      <text:p text:style-name="P22"><text:s text:c="4"/>in &gt;&gt; pt.x &gt;&gt; pt.y;</text:p>
      <text:p text:style-name="P22"><text:s text:c="4"/>return in;</text:p>
      <text:p text:style-name="P22">}</text:p>
      <text:p text:style-name="P22"><text:soft-page-break/></text:p>
      <text:p text:style-name="P22">std::ostream &amp;operator&lt;&lt;(std::ostream &amp;out, const Point &amp;pt)</text:p>
      <text:p text:style-name="P22">{</text:p>
      <text:p text:style-name="P22"><text:s text:c="4"/>out &lt;&lt; "(" &lt;&lt; pt.x &lt;&lt; ", " &lt;&lt; pt.y &lt;&lt; ")";</text:p>
      <text:p text:style-name="P22"><text:s text:c="4"/>return out;</text:p>
      <text:p text:style-name="P22">}</text:p>
      <text:p text:style-name="P22"/>
      <text:p text:style-name="P22">inline double DistanceSquared(Point p, Point q)</text:p>
      <text:p text:style-name="P22">{</text:p>
      <text:p text:style-name="P22"><text:s text:c="4"/>return (p.x - q.x) * (p.x - q.x) + (p.y - q.y) * (p.y - q.y);</text:p>
      <text:p text:style-name="P22">}</text:p>
      <text:p text:style-name="P22"/>
      <text:p text:style-name="P22">inline double Cross(Point p, Point q)</text:p>
      <text:p text:style-name="P22">{</text:p>
      <text:p text:style-name="P22"><text:s text:c="4"/>return p.x * q.y - q.x * p.y;</text:p>
      <text:p text:style-name="P22">}</text:p>
      <text:p text:style-name="P22"/>
      <text:p text:style-name="P22">int ret[2][2] = {{0, 3}, {1, 2}};</text:p>
      <text:p text:style-name="P22"/>
      <text:p text:style-name="P22">inline int Quad(Point p)</text:p>
      <text:p text:style-name="P22">{</text:p>
      <text:p text:style-name="P22"><text:s text:c="4"/>return ret[p.x &gt;= 0][p.y &gt;= 0];</text:p>
      <text:p text:style-name="P22">}</text:p>
      <text:p text:style-name="P22"/>
      <text:p text:style-name="P22">bool byAngle(const Point &amp;a, const Point &amp;b)</text:p>
      <text:p text:style-name="P22">{</text:p>
      <text:p text:style-name="P22"><text:s text:c="4"/>return Quad(a) == Quad(b) ? Cross(a, b) &gt; 0 : Quad(a) &lt; Quad(b);</text:p>
      <text:p text:style-name="P22">}</text:p>
      <text:p text:style-name="P22"/>
      <text:p text:style-name="P22">#endif</text:p>
      <text:p text:style-name="P22"/>
      <text:p text:style-name="P23">Figure.hpp:</text:p>
      <text:p text:style-name="P22">#ifndef FIGURE_HPP</text:p>
      <text:p text:style-name="P22">#define FIGURE_HPP</text:p>
      <text:p text:style-name="P22"/>
      <text:p text:style-name="P22">std::vector&lt;std::string&gt; nameByType = {"Octagon", "Triangle", "Square"};</text:p>
      <text:p text:style-name="P22"/>
      <text:p text:style-name="P22">class Figure</text:p>
      <text:p text:style-name="P22">{</text:p>
      <text:p text:style-name="P22">public:</text:p>
      <text:p text:style-name="P22"><text:s text:c="4"/>virtual Point Barycenter() const = 0;</text:p>
      <text:p text:style-name="P22"><text:s text:c="4"/>virtual void PrintCoordinates() const = 0;</text:p>
      <text:p text:style-name="P22"><text:s text:c="4"/>virtual double Area() const = 0;</text:p>
      <text:p text:style-name="P22"><text:s text:c="4"/>virtual int GetType() const = 0;</text:p>
      <text:p text:style-name="P22"><text:s text:c="4"/>virtual std::ostream &amp;PrintInfo(std::ostream &amp;out) const = 0;</text:p>
      <text:p text:style-name="P22"><text:s text:c="4"/>virtual std::istream &amp;ReadInfo(std::istream &amp;in) = 0;</text:p>
      <text:p text:style-name="P22"><text:s text:c="4"/>virtual ~Figure() {}</text:p>
      <text:p text:style-name="P22">};</text:p>
      <text:p text:style-name="P22"/>
      <text:p text:style-name="P22">std::ostream &amp;operator&lt;&lt;(std::ostream &amp;out, const Figure &amp;fg)</text:p>
      <text:p text:style-name="P22">{</text:p>
      <text:p text:style-name="P22"><text:s text:c="4"/>return fg.PrintInfo(out);</text:p>
      <text:p text:style-name="P22"><text:soft-page-break/>}</text:p>
      <text:p text:style-name="P22"/>
      <text:p text:style-name="P22">std::istream &amp;operator&gt;&gt;(std::istream &amp;in, Figure &amp;fg)</text:p>
      <text:p text:style-name="P22">{</text:p>
      <text:p text:style-name="P22"><text:s text:c="4"/>return fg.ReadInfo(in);</text:p>
      <text:p text:style-name="P22">}</text:p>
      <text:p text:style-name="P22"/>
      <text:p text:style-name="P22">#endif</text:p>
      <text:p text:style-name="P22"/>
      <text:p text:style-name="P23">Square.hpp:</text:p>
      <text:p text:style-name="P22">#ifndef SQUARE_HPP</text:p>
      <text:p text:style-name="P22">#define SQUARE_HPP</text:p>
      <text:p text:style-name="P22"/>
      <text:p text:style-name="P22">#include "Figure.hpp"</text:p>
      <text:p text:style-name="P22"/>
      <text:p text:style-name="P22">class Square : public Figure</text:p>
      <text:p text:style-name="P22">{</text:p>
      <text:p text:style-name="P22">public:</text:p>
      <text:p text:style-name="P22"><text:s text:c="4"/>Square()</text:p>
      <text:p text:style-name="P22"><text:s text:c="4"/>{</text:p>
      <text:p text:style-name="P22"><text:s text:c="8"/>A = B = C = D = {0, 0};</text:p>
      <text:p text:style-name="P22"><text:s text:c="8"/>side = 0;</text:p>
      <text:p text:style-name="P22"><text:s text:c="4"/>}</text:p>
      <text:p text:style-name="P22"><text:s text:c="4"/>Square(const Point &amp;a, const Point &amp;b, const Point &amp;c, const Point &amp;d)</text:p>
      <text:p text:style-name="P22"><text:s text:c="4"/>{</text:p>
      <text:p text:style-name="P22"><text:s text:c="8"/>A = a, B = b, C = c, D = d;</text:p>
      <text:p text:style-name="P22"><text:s text:c="8"/>side = sqrt(std::min(DistanceSquared(A, B), DistanceSquared(A, C)));</text:p>
      <text:p text:style-name="P22"><text:s text:c="4"/>}</text:p>
      <text:p text:style-name="P22"><text:s text:c="4"/>Point Barycenter() const</text:p>
      <text:p text:style-name="P22"><text:s text:c="4"/>{</text:p>
      <text:p text:style-name="P22"><text:s text:c="8"/>double max_x = std::max({A.x, B.x, C.x, D.x});</text:p>
      <text:p text:style-name="P22"><text:s text:c="8"/>double max_y = std::max({A.y, B.y, C.y, D.y});</text:p>
      <text:p text:style-name="P22"><text:s text:c="8"/>return {max_x - side / 2.0, max_y - side / 2.0};</text:p>
      <text:p text:style-name="P22"><text:s text:c="4"/>}</text:p>
      <text:p text:style-name="P22"><text:s text:c="4"/>void PrintCoordinates() const {</text:p>
      <text:p text:style-name="P22"><text:s text:c="8"/>std::cout &lt;&lt; A &lt;&lt; ", " &lt;&lt; B &lt;&lt; ", " &lt;&lt; C &lt;&lt; ", " &lt;&lt; D &lt;&lt; '\n';</text:p>
      <text:p text:style-name="P22"><text:s text:c="4"/>}</text:p>
      <text:p text:style-name="P22"><text:s text:c="4"/>double Area() const</text:p>
      <text:p text:style-name="P22"><text:s text:c="4"/>{</text:p>
      <text:p text:style-name="P22"><text:s text:c="8"/>return side * side;</text:p>
      <text:p text:style-name="P22"><text:s text:c="4"/>}</text:p>
      <text:p text:style-name="P22"><text:s text:c="4"/>std::istream &amp;ReadInfo(std::istream &amp;in)</text:p>
      <text:p text:style-name="P22"><text:s text:c="4"/>{</text:p>
      <text:p text:style-name="P22"><text:s text:c="8"/>in &gt;&gt; A &gt;&gt; B &gt;&gt; C &gt;&gt; D;</text:p>
      <text:p text:style-name="P22"><text:s text:c="8"/>(*this) = Square(A, B, C, D);</text:p>
      <text:p text:style-name="P22"><text:s text:c="8"/>return in;</text:p>
      <text:p text:style-name="P22"><text:s text:c="4"/>}</text:p>
      <text:p text:style-name="P22"><text:s text:c="4"/>std::ostream &amp;PrintInfo(std::ostream &amp;out) const</text:p>
      <text:p text:style-name="P22"><text:s text:c="4"/>{</text:p>
      <text:p text:style-name="P22"><text:s text:c="8"/>out &lt;&lt; "Square info: \n";</text:p>
      <text:p text:style-name="P22"><text:s text:c="8"/>out &lt;&lt; "* Points:\t" &lt;&lt; A &lt;&lt; ", " &lt;&lt; B &lt;&lt; ", " &lt;&lt; C &lt;&lt; ", " &lt;&lt; D &lt;&lt; "\n";</text:p>
      <text:p text:style-name="P22"><text:s text:c="8"/>out &lt;&lt; "* Sides:\t" &lt;&lt; side &lt;&lt; "\n";</text:p>
      <text:p text:style-name="P22"><text:soft-page-break/><text:s text:c="8"/>out &lt;&lt; "* Area:\t\t" &lt;&lt; Area() &lt;&lt; '\n';</text:p>
      <text:p text:style-name="P22"><text:s text:c="8"/>out &lt;&lt; "* Barycenter:\t" &lt;&lt; Barycenter() &lt;&lt; '\n';</text:p>
      <text:p text:style-name="P22"><text:s text:c="8"/>return out;</text:p>
      <text:p text:style-name="P22"><text:s text:c="4"/>}</text:p>
      <text:p text:style-name="P22"><text:s text:c="4"/>int GetType() const {</text:p>
      <text:p text:style-name="P22"><text:s text:c="8"/>return type;</text:p>
      <text:p text:style-name="P22"><text:s text:c="4"/>}</text:p>
      <text:p text:style-name="P22"><text:s text:c="4"/>~Square() {}</text:p>
      <text:p text:style-name="P22"/>
      <text:p text:style-name="P22">private:</text:p>
      <text:p text:style-name="P22"><text:s text:c="4"/>Point A, B, C, D;</text:p>
      <text:p text:style-name="P22"><text:s text:c="4"/>double side;</text:p>
      <text:p text:style-name="P22"><text:s text:c="4"/>int type = 3;</text:p>
      <text:p text:style-name="P22">};</text:p>
      <text:p text:style-name="P22"/>
      <text:p text:style-name="P22">#endif</text:p>
      <text:p text:style-name="P22"/>
      <text:p text:style-name="P23">Triangle.hpp:</text:p>
      <text:p text:style-name="P22">#ifndef TRIANGLE_HPP</text:p>
      <text:p text:style-name="P22">#define TRIANGLE_HPP</text:p>
      <text:p text:style-name="P22"/>
      <text:p text:style-name="P22">#include "Figure.hpp"</text:p>
      <text:p text:style-name="P22"/>
      <text:p text:style-name="P22">class Triangle : public Figure</text:p>
      <text:p text:style-name="P22">{</text:p>
      <text:p text:style-name="P22">public:</text:p>
      <text:p text:style-name="P22"><text:s text:c="4"/>Triangle()</text:p>
      <text:p text:style-name="P22"><text:s text:c="4"/>{</text:p>
      <text:p text:style-name="P22"><text:s text:c="8"/>A = B = C = {0, 0};</text:p>
      <text:p text:style-name="P22"><text:s text:c="8"/>a = b = c = 0;</text:p>
      <text:p text:style-name="P22"><text:s text:c="4"/>}</text:p>
      <text:p text:style-name="P22"><text:s text:c="4"/>Triangle(const Point &amp;_A, const Point &amp;_B, const Point &amp;_C)</text:p>
      <text:p text:style-name="P22"><text:s text:c="4"/>{</text:p>
      <text:p text:style-name="P22"><text:s text:c="8"/>A = _A, B = _B, C = _C;</text:p>
      <text:p text:style-name="P22"><text:s text:c="8"/>a = sqrt(DistanceSquared(A, B));</text:p>
      <text:p text:style-name="P22"><text:s text:c="8"/>b = sqrt(DistanceSquared(A, C));</text:p>
      <text:p text:style-name="P22"><text:s text:c="8"/>c = sqrt(DistanceSquared(B, C));</text:p>
      <text:p text:style-name="P22"><text:s text:c="4"/>}</text:p>
      <text:p text:style-name="P22"><text:s text:c="4"/>Point Barycenter() const</text:p>
      <text:p text:style-name="P22"><text:s text:c="4"/>{</text:p>
      <text:p text:style-name="P22"><text:s text:c="8"/>double cx = (A.x + B.x + C.x) / 3.0;</text:p>
      <text:p text:style-name="P22"><text:s text:c="8"/>double cy = (A.y + B.y + C.y) / 3.0;</text:p>
      <text:p text:style-name="P22"><text:s text:c="8"/>return {cx, cy};</text:p>
      <text:p text:style-name="P22"><text:s text:c="4"/>}</text:p>
      <text:p text:style-name="P22"><text:s text:c="4"/>void PrintCoordinates() const {</text:p>
      <text:p text:style-name="P22"><text:s text:c="8"/>std::cout &lt;&lt; A &lt;&lt; ", " &lt;&lt; B &lt;&lt; ", " &lt;&lt; C &lt;&lt; '\n';</text:p>
      <text:p text:style-name="P22"><text:s text:c="4"/>}</text:p>
      <text:p text:style-name="P22"><text:s text:c="4"/>double Area() const</text:p>
      <text:p text:style-name="P22"><text:s text:c="4"/>{</text:p>
      <text:p text:style-name="P22"><text:s text:c="8"/>double p = 0.5 * (a + b + c);</text:p>
      <text:p text:style-name="P22"><text:s text:c="8"/>return sqrt(p * (p - a) * (p - b) * (p - c));</text:p>
      <text:p text:style-name="P22"><text:s text:c="4"/>}</text:p>
      <text:p text:style-name="P22"><text:soft-page-break/><text:s text:c="4"/>std::istream &amp;ReadInfo(std::istream &amp;in)</text:p>
      <text:p text:style-name="P22"><text:s text:c="4"/>{</text:p>
      <text:p text:style-name="P22"><text:s text:c="8"/>in &gt;&gt; A &gt;&gt; B &gt;&gt; C;</text:p>
      <text:p text:style-name="P22"><text:s text:c="8"/>(*this) = Triangle(A, B, C);</text:p>
      <text:p text:style-name="P22"><text:s text:c="8"/>return in;</text:p>
      <text:p text:style-name="P22"><text:s text:c="4"/>}</text:p>
      <text:p text:style-name="P22"><text:s text:c="4"/>std::ostream &amp;PrintInfo(std::ostream &amp;out) const {</text:p>
      <text:p text:style-name="P22"><text:s text:c="8"/>out &lt;&lt; "Triangle info: \n";</text:p>
      <text:p text:style-name="P22"><text:s text:c="8"/>out &lt;&lt; "* Points:\t" &lt;&lt; A &lt;&lt; ", " &lt;&lt; B &lt;&lt; ", " &lt;&lt; C &lt;&lt; '\n';</text:p>
      <text:p text:style-name="P22"><text:s text:c="8"/>out &lt;&lt; "* Sides:\t" &lt;&lt; a &lt;&lt; ", " &lt;&lt; b &lt;&lt; ", " &lt;&lt; c &lt;&lt; '\n';</text:p>
      <text:p text:style-name="P22"><text:s text:c="8"/>out &lt;&lt; "* Area:\t\t" &lt;&lt; Area() &lt;&lt; '\n';</text:p>
      <text:p text:style-name="P22"><text:s text:c="8"/>out &lt;&lt; "* Barycenter:\t(" &lt;&lt; Barycenter() &lt;&lt; '\n';</text:p>
      <text:p text:style-name="P22"><text:s text:c="8"/>return out;</text:p>
      <text:p text:style-name="P22"><text:s text:c="4"/>}</text:p>
      <text:p text:style-name="P22"><text:s text:c="4"/>int GetType() const {</text:p>
      <text:p text:style-name="P22"><text:s text:c="8"/>return type;</text:p>
      <text:p text:style-name="P22"><text:s text:c="4"/>}</text:p>
      <text:p text:style-name="P22"><text:s text:c="4"/>~Triangle() {}</text:p>
      <text:p text:style-name="P22"/>
      <text:p text:style-name="P22">private:</text:p>
      <text:p text:style-name="P22"><text:s text:c="4"/>Point A, B, C;</text:p>
      <text:p text:style-name="P22"><text:s text:c="4"/>double a, b, c;</text:p>
      <text:p text:style-name="P22"><text:s text:c="4"/>int type = 2;</text:p>
      <text:p text:style-name="P22">};</text:p>
      <text:p text:style-name="P22"/>
      <text:p text:style-name="P22">#endif</text:p>
      <text:p text:style-name="P22"/>
      <text:p text:style-name="P23">Octagon.hpp:</text:p>
      <text:p text:style-name="P22">#ifndef OCTAGON_HPP</text:p>
      <text:p text:style-name="P22">#define OCTAGON_HPP</text:p>
      <text:p text:style-name="P22"/>
      <text:p text:style-name="P22">#include "Figure.hpp"</text:p>
      <text:p text:style-name="P22"/>
      <text:p text:style-name="P22">class Octagon : public Figure</text:p>
      <text:p text:style-name="P22">{</text:p>
      <text:p text:style-name="P22">public:</text:p>
      <text:p text:style-name="P22"><text:s text:c="4"/>Octagon()</text:p>
      <text:p text:style-name="P22"><text:s text:c="4"/>{</text:p>
      <text:p text:style-name="P22"><text:s text:c="8"/>points.resize(8);</text:p>
      <text:p text:style-name="P22"><text:s text:c="8"/>std::fill(points.begin(), points.end(), Point{0, 0});</text:p>
      <text:p text:style-name="P22"><text:s text:c="8"/>sides.resize(8);</text:p>
      <text:p text:style-name="P22"><text:s text:c="8"/>std::fill(sides.begin(), sides.end(), 0.0);</text:p>
      <text:p text:style-name="P22"><text:s text:c="4"/>}</text:p>
      <text:p text:style-name="P22"><text:s text:c="4"/>Octagon(const std::vector&lt;Point&gt; &amp;pts)</text:p>
      <text:p text:style-name="P22"><text:s text:c="4"/>{</text:p>
      <text:p text:style-name="P22"><text:s text:c="8"/>points.resize(8);</text:p>
      <text:p text:style-name="P22"><text:s text:c="8"/>points = pts;</text:p>
      <text:p text:style-name="P22"><text:s text:c="8"/>std::sort(points.begin(), points.end(), byAngle);</text:p>
      <text:p text:style-name="P22"/>
      <text:p text:style-name="P22"><text:s text:c="8"/>sides.resize(8);</text:p>
      <text:p text:style-name="P22"><text:s text:c="8"/>for (int i = 1; i &lt; 8; ++i)</text:p>
      <text:p text:style-name="P22"><text:s text:c="8"/>{</text:p>
      <text:p text:style-name="P22"><text:soft-page-break/><text:s text:c="12"/>sides[i] = sqrt(DistanceSquared(points[i], points[i - 1]));</text:p>
      <text:p text:style-name="P22"><text:s text:c="8"/>}</text:p>
      <text:p text:style-name="P22"><text:s text:c="8"/>sides[0] = sqrt(DistanceSquared(points[7], points[0]));</text:p>
      <text:p text:style-name="P22"><text:s text:c="4"/>}</text:p>
      <text:p text:style-name="P22"><text:s text:c="4"/>Point Barycenter() const</text:p>
      <text:p text:style-name="P22"><text:s text:c="4"/>{</text:p>
      <text:p text:style-name="P22"><text:s text:c="8"/>double sumx = 0, sumy = 0;</text:p>
      <text:p text:style-name="P22"><text:s text:c="8"/>for (auto &amp;pt : points)</text:p>
      <text:p text:style-name="P22"><text:s text:c="8"/>{</text:p>
      <text:p text:style-name="P22"><text:s text:c="12"/>sumx += pt.x;</text:p>
      <text:p text:style-name="P22"><text:s text:c="12"/>sumy += pt.y;</text:p>
      <text:p text:style-name="P22"><text:s text:c="8"/>}</text:p>
      <text:p text:style-name="P22"><text:s text:c="8"/>return {sumx / 8.0, sumy / 8.0};</text:p>
      <text:p text:style-name="P22"><text:s text:c="4"/>}</text:p>
      <text:p text:style-name="P22"><text:s text:c="4"/>void PrintCoordinates() const</text:p>
      <text:p text:style-name="P22"><text:s text:c="4"/>{</text:p>
      <text:p text:style-name="P22"><text:s text:c="8"/>for (int i = 0; i &lt; 8; ++i)</text:p>
      <text:p text:style-name="P22"><text:s text:c="8"/>{</text:p>
      <text:p text:style-name="P22"><text:s text:c="12"/>std::cout &lt;&lt; points[i];</text:p>
      <text:p text:style-name="P22"><text:s text:c="12"/>if(i != 7) std::cout &lt;&lt; ", ";</text:p>
      <text:p text:style-name="P22"><text:s text:c="8"/>}</text:p>
      <text:p text:style-name="P22"><text:s text:c="8"/>std::cout &lt;&lt; '\n';</text:p>
      <text:p text:style-name="P22"><text:s text:c="4"/>}</text:p>
      <text:p text:style-name="P22"><text:s text:c="4"/>double Area() const</text:p>
      <text:p text:style-name="P22"><text:s text:c="4"/>{</text:p>
      <text:p text:style-name="P22"><text:s text:c="8"/>// Вычисление площади с помощью векторного произведения <text:s/></text:p>
      <text:p text:style-name="P22"><text:s text:c="8"/>double area = 0;</text:p>
      <text:p text:style-name="P22"><text:s text:c="8"/>for (int i = 1; i &lt; 8; ++i)</text:p>
      <text:p text:style-name="P22"><text:s text:c="8"/>{</text:p>
      <text:p text:style-name="P22"><text:s text:c="12"/>area += Cross(points[i - 1], points[i]);</text:p>
      <text:p text:style-name="P22"><text:s text:c="8"/>}</text:p>
      <text:p text:style-name="P22"><text:s text:c="8"/>area += Cross(points[7], points[0]);</text:p>
      <text:p text:style-name="P22"><text:s text:c="8"/>return fabs(area) / 2.0;</text:p>
      <text:p text:style-name="P22"><text:s text:c="4"/>}</text:p>
      <text:p text:style-name="P22"><text:s text:c="4"/>std::istream &amp;ReadInfo(std::istream &amp;in)</text:p>
      <text:p text:style-name="P22"><text:s text:c="4"/>{</text:p>
      <text:p text:style-name="P22"><text:s text:c="8"/>for (auto &amp;pt : points)</text:p>
      <text:p text:style-name="P22"><text:s text:c="8"/>{</text:p>
      <text:p text:style-name="P22"><text:s text:c="12"/>in &gt;&gt; pt;</text:p>
      <text:p text:style-name="P22"><text:s text:c="8"/>}</text:p>
      <text:p text:style-name="P22"><text:s text:c="8"/>(*this) = Octagon(points);</text:p>
      <text:p text:style-name="P22"><text:s text:c="8"/>return in;</text:p>
      <text:p text:style-name="P22"><text:s text:c="4"/>}</text:p>
      <text:p text:style-name="P22"><text:s text:c="4"/>std::ostream &amp;PrintInfo(std::ostream &amp;out) const</text:p>
      <text:p text:style-name="P22"><text:s text:c="4"/>{</text:p>
      <text:p text:style-name="P22"><text:s text:c="8"/>out &lt;&lt; "Octagon info:\n";</text:p>
      <text:p text:style-name="P22"><text:s text:c="8"/>out &lt;&lt; "* Points:\t";</text:p>
      <text:p text:style-name="P22"><text:s text:c="8"/>for (int i = 0; i &lt; 8; ++i)</text:p>
      <text:p text:style-name="P22"><text:s text:c="8"/>{</text:p>
      <text:p text:style-name="P22"><text:s text:c="12"/>out &lt;&lt; points[i];</text:p>
      <text:p text:style-name="P22"><text:s text:c="12"/>if (i != 7)</text:p>
      <text:p text:style-name="P22"><text:s text:c="16"/>out &lt;&lt; ", ";</text:p>
      <text:p text:style-name="P22"><text:soft-page-break/><text:s text:c="8"/>}</text:p>
      <text:p text:style-name="P22"><text:s text:c="8"/>out &lt;&lt; '\n';</text:p>
      <text:p text:style-name="P22"><text:s text:c="8"/>out &lt;&lt; "* Sides:\t";</text:p>
      <text:p text:style-name="P22"><text:s text:c="8"/>for (int i = 0; i &lt; 8; ++i)</text:p>
      <text:p text:style-name="P22"><text:s text:c="8"/>{</text:p>
      <text:p text:style-name="P22"><text:s text:c="12"/>out &lt;&lt; sides[i];</text:p>
      <text:p text:style-name="P22"><text:s text:c="12"/>if (i != 7)</text:p>
      <text:p text:style-name="P22"><text:s text:c="16"/>out &lt;&lt; ", ";</text:p>
      <text:p text:style-name="P22"><text:s text:c="8"/>}</text:p>
      <text:p text:style-name="P22"><text:s text:c="8"/>out &lt;&lt; '\n';</text:p>
      <text:p text:style-name="P22"><text:s text:c="8"/>out &lt;&lt; "* Area:\t\t" &lt;&lt; Area() &lt;&lt; '\n';</text:p>
      <text:p text:style-name="P22"><text:s text:c="8"/>out &lt;&lt; "* Barycenter:\t" &lt;&lt; Barycenter() &lt;&lt; '\n';</text:p>
      <text:p text:style-name="P22"><text:s text:c="8"/>return out;</text:p>
      <text:p text:style-name="P22"><text:s text:c="4"/>}</text:p>
      <text:p text:style-name="P22"><text:s text:c="4"/>int GetType() const</text:p>
      <text:p text:style-name="P22"><text:s text:c="4"/>{</text:p>
      <text:p text:style-name="P22"><text:s text:c="8"/>return type;</text:p>
      <text:p text:style-name="P22"><text:s text:c="4"/>}</text:p>
      <text:p text:style-name="P22"><text:s text:c="4"/>~Octagon() {}</text:p>
      <text:p text:style-name="P22"/>
      <text:p text:style-name="P22">private:</text:p>
      <text:p text:style-name="P22"><text:s text:c="4"/>std::vector&lt;Point&gt; points;</text:p>
      <text:p text:style-name="P22"><text:s text:c="4"/>std::vector&lt;double&gt; sides;</text:p>
      <text:p text:style-name="P22"><text:s text:c="4"/>double side;</text:p>
      <text:p text:style-name="P22"><text:s text:c="4"/>int type = 1;</text:p>
      <text:p text:style-name="P22">};</text:p>
      <text:p text:style-name="P22"/>
      <text:p text:style-name="P20"><text:span text:style-name="T8">#endi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irer" svg:font-family="Couirer"/>
    <style:font-face style:name="Droid Sans Mono" svg:font-family="'Droid Sans Mono', monospace, monospace, 'Droid Sans Fallback'"/>
    <style:font-face style:name="Times New Roman1" svg:font-family="'Times New Roman'"/>
    <style:font-face style:name="Times New Roman2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8Num2z0" style:family="text">
      <style:text-properties style:font-name="Times New Roman" fo:font-family="'Times New Roman'" style:font-family-generic="roman" style:font-pitch="variable" fo:font-size="14pt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4T00:33:19.103057239</dc:date>
    <meta:editing-duration>PT31M18S</meta:editing-duration>
    <meta:editing-cycles>3</meta:editing-cycles>
    <meta:document-statistic meta:table-count="2" meta:image-count="0" meta:object-count="0" meta:page-count="16" meta:paragraph-count="774" meta:word-count="2781" meta:character-count="19193" meta:non-whitespace-character-count="13943"/>
  </office:meta>
</office:document-meta>
</file>